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583.06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143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rbanization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gap</text:p>
          </table:table-cell>
          <table:table-cell office:value-type="string" calcext:value-type="string">
            <text:p>minval</text:p>
          </table:table-cell>
          <table:table-cell office:value-type="string" calcext:value-type="string">
            <text:p>maxval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string" calcext:value-type="string">
            <text:p>Hawaii_Assessment_Final_GIF/Hawaii_LandCarbon_Assessment.ssim.output/Scenario-6385/Spatial/It0000-Ts2018-tgap-7171.tif</text:p>
          </table:table-cell>
          <table:table-cell table:formula="of:=RIGHT([.B2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18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string" calcext:value-type="string">
            <text:p>Hawaii_Assessment_Final_GIF/Hawaii_LandCarbon_Assessment.ssim.output/Scenario-6385/Spatial/It0000-Ts2031-tgap-7171.tif</text:p>
          </table:table-cell>
          <table:table-cell table:formula="of:=RIGHT([.B3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1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1" calcext:value-type="float">
            <text:p>6671</text:p>
          </table:table-cell>
          <table:table-cell office:value-type="string" calcext:value-type="string">
            <text:p>Hawaii_Assessment_Final_GIF/Hawaii_LandCarbon_Assessment.ssim.output/Scenario-6385/Spatial/It0000-Ts2035-tgap-7171.tif</text:p>
          </table:table-cell>
          <table:table-cell table:formula="of:=RIGHT([.B4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5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9" calcext:value-type="float">
            <text:p>6679</text:p>
          </table:table-cell>
          <table:table-cell office:value-type="string" calcext:value-type="string">
            <text:p>Hawaii_Assessment_Final_GIF/Hawaii_LandCarbon_Assessment.ssim.output/Scenario-6385/Spatial/It0000-Ts2036-tgap-7171.tif</text:p>
          </table:table-cell>
          <table:table-cell table:formula="of:=RIGHT([.B5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6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7" calcext:value-type="float">
            <text:p>6727</text:p>
          </table:table-cell>
          <table:table-cell office:value-type="string" calcext:value-type="string">
            <text:p>Hawaii_Assessment_Final_GIF/Hawaii_LandCarbon_Assessment.ssim.output/Scenario-6385/Spatial/It0000-Ts2042-tgap-7171.tif</text:p>
          </table:table-cell>
          <table:table-cell table:formula="of:=RIGHT([.B6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2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43" calcext:value-type="float">
            <text:p>6743</text:p>
          </table:table-cell>
          <table:table-cell office:value-type="string" calcext:value-type="string">
            <text:p>Hawaii_Assessment_Final_GIF/Hawaii_LandCarbon_Assessment.ssim.output/Scenario-6385/Spatial/It0000-Ts2044-tgap-7171.tif</text:p>
          </table:table-cell>
          <table:table-cell table:formula="of:=RIGHT([.B7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4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7" calcext:value-type="float">
            <text:p>6767</text:p>
          </table:table-cell>
          <table:table-cell office:value-type="string" calcext:value-type="string">
            <text:p>Hawaii_Assessment_Final_GIF/Hawaii_LandCarbon_Assessment.ssim.output/Scenario-6385/Spatial/It0000-Ts2047-tgap-7171.tif</text:p>
          </table:table-cell>
          <table:table-cell table:formula="of:=RIGHT([.B8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7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string" calcext:value-type="string">
            <text:p>Hawaii_Assessment_Final_GIF/Hawaii_LandCarbon_Assessment.ssim.output/Scenario-6385/Spatial/It0000-Ts2052-tgap-7171.tif</text:p>
          </table:table-cell>
          <table:table-cell table:formula="of:=RIGHT([.B9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2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string" calcext:value-type="string">
            <text:p>Hawaii_Assessment_Final_GIF/Hawaii_LandCarbon_Assessment.ssim.output/Scenario-6385/Spatial/It0000-Ts2053-tgap-7171.tif</text:p>
          </table:table-cell>
          <table:table-cell table:formula="of:=RIGHT([.B10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3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string" calcext:value-type="string">
            <text:p>Hawaii_Assessment_Final_GIF/Hawaii_LandCarbon_Assessment.ssim.output/Scenario-6385/Spatial/It0000-Ts2054-tgap-7171.tif</text:p>
          </table:table-cell>
          <table:table-cell table:formula="of:=RIGHT([.B11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4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string" calcext:value-type="string">
            <text:p>Hawaii_Assessment_Final_GIF/Hawaii_LandCarbon_Assessment.ssim.output/Scenario-6385/Spatial/It0000-Ts2055-tgap-7171.tif</text:p>
          </table:table-cell>
          <table:table-cell table:formula="of:=RIGHT([.B12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5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5" calcext:value-type="float">
            <text:p>6495</text:p>
          </table:table-cell>
          <table:table-cell office:value-type="string" calcext:value-type="string">
            <text:p>Hawaii_Assessment_Final_GIF/Hawaii_LandCarbon_Assessment.ssim.output/Scenario-6385/Spatial/It0000-Ts2013-tgap-7171.tif</text:p>
          </table:table-cell>
          <table:table-cell table:formula="of:=RIGHT([.B13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3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string" calcext:value-type="string">
            <text:p>Hawaii_Assessment_Final_GIF/Hawaii_LandCarbon_Assessment.ssim.output/Scenario-6385/Spatial/It0000-Ts2014-tgap-7171.tif</text:p>
          </table:table-cell>
          <table:table-cell table:formula="of:=RIGHT([.B14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4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string" calcext:value-type="string">
            <text:p>Hawaii_Assessment_Final_GIF/Hawaii_LandCarbon_Assessment.ssim.output/Scenario-6385/Spatial/It0000-Ts2015-tgap-7171.tif</text:p>
          </table:table-cell>
          <table:table-cell table:formula="of:=RIGHT([.B15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5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7" calcext:value-type="float">
            <text:p>6527</text:p>
          </table:table-cell>
          <table:table-cell office:value-type="string" calcext:value-type="string">
            <text:p>Hawaii_Assessment_Final_GIF/Hawaii_LandCarbon_Assessment.ssim.output/Scenario-6385/Spatial/It0000-Ts2017-tgap-7171.tif</text:p>
          </table:table-cell>
          <table:table-cell table:formula="of:=RIGHT([.B16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7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string" calcext:value-type="string">
            <text:p>Hawaii_Assessment_Final_GIF/Hawaii_LandCarbon_Assessment.ssim.output/Scenario-6385/Spatial/It0000-Ts2020-tgap-7171.tif</text:p>
          </table:table-cell>
          <table:table-cell table:formula="of:=RIGHT([.B17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0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  <table:table-cell office:value-type="string" calcext:value-type="string">
            <text:p>Hawaii_Assessment_Final_GIF/Hawaii_LandCarbon_Assessment.ssim.output/Scenario-6385/Spatial/It0000-Ts2021-tgap-7171.tif</text:p>
          </table:table-cell>
          <table:table-cell table:formula="of:=RIGHT([.B18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1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string" calcext:value-type="string">
            <text:p>Hawaii_Assessment_Final_GIF/Hawaii_LandCarbon_Assessment.ssim.output/Scenario-6385/Spatial/It0000-Ts2024-tgap-7171.tif</text:p>
          </table:table-cell>
          <table:table-cell table:formula="of:=RIGHT([.B19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4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string" calcext:value-type="string">
            <text:p>Hawaii_Assessment_Final_GIF/Hawaii_LandCarbon_Assessment.ssim.output/Scenario-6385/Spatial/It0000-Ts2025-tgap-7171.tif</text:p>
          </table:table-cell>
          <table:table-cell table:formula="of:=RIGHT([.B20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5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string" calcext:value-type="string">
            <text:p>Hawaii_Assessment_Final_GIF/Hawaii_LandCarbon_Assessment.ssim.output/Scenario-6385/Spatial/It0000-Ts2026-tgap-7171.tif</text:p>
          </table:table-cell>
          <table:table-cell table:formula="of:=RIGHT([.B21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6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string" calcext:value-type="string">
            <text:p>Hawaii_Assessment_Final_GIF/Hawaii_LandCarbon_Assessment.ssim.output/Scenario-6385/Spatial/It0000-Ts2027-tgap-7171.tif</text:p>
          </table:table-cell>
          <table:table-cell table:formula="of:=RIGHT([.B22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7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string" calcext:value-type="string">
            <text:p>Hawaii_Assessment_Final_GIF/Hawaii_LandCarbon_Assessment.ssim.output/Scenario-6385/Spatial/It0000-Ts2028-tgap-7171.tif</text:p>
          </table:table-cell>
          <table:table-cell table:formula="of:=RIGHT([.B23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8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string" calcext:value-type="string">
            <text:p>Hawaii_Assessment_Final_GIF/Hawaii_LandCarbon_Assessment.ssim.output/Scenario-6385/Spatial/It0000-Ts2029-tgap-7171.tif</text:p>
          </table:table-cell>
          <table:table-cell table:formula="of:=RIGHT([.B24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9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string" calcext:value-type="string">
            <text:p>Hawaii_Assessment_Final_GIF/Hawaii_LandCarbon_Assessment.ssim.output/Scenario-6385/Spatial/It0000-Ts2030-tgap-7171.tif</text:p>
          </table:table-cell>
          <table:table-cell table:formula="of:=RIGHT([.B25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0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string" calcext:value-type="string">
            <text:p>Hawaii_Assessment_Final_GIF/Hawaii_LandCarbon_Assessment.ssim.output/Scenario-6385/Spatial/It0000-Ts2032-tgap-7171.tif</text:p>
          </table:table-cell>
          <table:table-cell table:formula="of:=RIGHT([.B26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2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string" calcext:value-type="string">
            <text:p>Hawaii_Assessment_Final_GIF/Hawaii_LandCarbon_Assessment.ssim.output/Scenario-6385/Spatial/It0000-Ts2034-tgap-7171.tif</text:p>
          </table:table-cell>
          <table:table-cell table:formula="of:=RIGHT([.B27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4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7" calcext:value-type="float">
            <text:p>6687</text:p>
          </table:table-cell>
          <table:table-cell office:value-type="string" calcext:value-type="string">
            <text:p>Hawaii_Assessment_Final_GIF/Hawaii_LandCarbon_Assessment.ssim.output/Scenario-6385/Spatial/It0000-Ts2037-tgap-7171.tif</text:p>
          </table:table-cell>
          <table:table-cell table:formula="of:=RIGHT([.B28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7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string" calcext:value-type="string">
            <text:p>Hawaii_Assessment_Final_GIF/Hawaii_LandCarbon_Assessment.ssim.output/Scenario-6385/Spatial/It0000-Ts2038-tgap-7171.tif</text:p>
          </table:table-cell>
          <table:table-cell table:formula="of:=RIGHT([.B29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8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03" calcext:value-type="float">
            <text:p>6703</text:p>
          </table:table-cell>
          <table:table-cell office:value-type="string" calcext:value-type="string">
            <text:p>Hawaii_Assessment_Final_GIF/Hawaii_LandCarbon_Assessment.ssim.output/Scenario-6385/Spatial/It0000-Ts2039-tgap-7171.tif</text:p>
          </table:table-cell>
          <table:table-cell table:formula="of:=RIGHT([.B30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9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Hawaii_Assessment_Final_GIF/Hawaii_LandCarbon_Assessment.ssim.output/Scenario-6385/Spatial/It0000-Ts2040-tgap-7171.tif</text:p>
          </table:table-cell>
          <table:table-cell table:formula="of:=RIGHT([.B31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0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9" calcext:value-type="float">
            <text:p>6719</text:p>
          </table:table-cell>
          <table:table-cell office:value-type="string" calcext:value-type="string">
            <text:p>Hawaii_Assessment_Final_GIF/Hawaii_LandCarbon_Assessment.ssim.output/Scenario-6385/Spatial/It0000-Ts2041-tgap-7171.tif</text:p>
          </table:table-cell>
          <table:table-cell table:formula="of:=RIGHT([.B32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1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string" calcext:value-type="string">
            <text:p>Hawaii_Assessment_Final_GIF/Hawaii_LandCarbon_Assessment.ssim.output/Scenario-6385/Spatial/It0000-Ts2043-tgap-7171.tif</text:p>
          </table:table-cell>
          <table:table-cell table:formula="of:=RIGHT([.B33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3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9" calcext:value-type="float">
            <text:p>6759</text:p>
          </table:table-cell>
          <table:table-cell office:value-type="string" calcext:value-type="string">
            <text:p>Hawaii_Assessment_Final_GIF/Hawaii_LandCarbon_Assessment.ssim.output/Scenario-6385/Spatial/It0000-Ts2046-tgap-7171.tif</text:p>
          </table:table-cell>
          <table:table-cell table:formula="of:=RIGHT([.B34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6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75" calcext:value-type="float">
            <text:p>6775</text:p>
          </table:table-cell>
          <table:table-cell office:value-type="string" calcext:value-type="string">
            <text:p>Hawaii_Assessment_Final_GIF/Hawaii_LandCarbon_Assessment.ssim.output/Scenario-6385/Spatial/It0000-Ts2048-tgap-7171.tif</text:p>
          </table:table-cell>
          <table:table-cell table:formula="of:=RIGHT([.B35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8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83" calcext:value-type="float">
            <text:p>6783</text:p>
          </table:table-cell>
          <table:table-cell office:value-type="string" calcext:value-type="string">
            <text:p>Hawaii_Assessment_Final_GIF/Hawaii_LandCarbon_Assessment.ssim.output/Scenario-6385/Spatial/It0000-Ts2049-tgap-7171.tif</text:p>
          </table:table-cell>
          <table:table-cell table:formula="of:=RIGHT([.B36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9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1" calcext:value-type="float">
            <text:p>6791</text:p>
          </table:table-cell>
          <table:table-cell office:value-type="string" calcext:value-type="string">
            <text:p>Hawaii_Assessment_Final_GIF/Hawaii_LandCarbon_Assessment.ssim.output/Scenario-6385/Spatial/It0000-Ts2050-tgap-7171.tif</text:p>
          </table:table-cell>
          <table:table-cell table:formula="of:=RIGHT([.B37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0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string" calcext:value-type="string">
            <text:p>Hawaii_Assessment_Final_GIF/Hawaii_LandCarbon_Assessment.ssim.output/Scenario-6385/Spatial/It0000-Ts2051-tgap-7171.tif</text:p>
          </table:table-cell>
          <table:table-cell table:formula="of:=RIGHT([.B38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1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string" calcext:value-type="string">
            <text:p>Hawaii_Assessment_Final_GIF/Hawaii_LandCarbon_Assessment.ssim.output/Scenario-6385/Spatial/It0000-Ts2056-tgap-7171.tif</text:p>
          </table:table-cell>
          <table:table-cell table:formula="of:=RIGHT([.B39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6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7" calcext:value-type="float">
            <text:p>6847</text:p>
          </table:table-cell>
          <table:table-cell office:value-type="string" calcext:value-type="string">
            <text:p>Hawaii_Assessment_Final_GIF/Hawaii_LandCarbon_Assessment.ssim.output/Scenario-6385/Spatial/It0000-Ts2057-tgap-7171.tif</text:p>
          </table:table-cell>
          <table:table-cell table:formula="of:=RIGHT([.B40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7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5" calcext:value-type="float">
            <text:p>6855</text:p>
          </table:table-cell>
          <table:table-cell office:value-type="string" calcext:value-type="string">
            <text:p>Hawaii_Assessment_Final_GIF/Hawaii_LandCarbon_Assessment.ssim.output/Scenario-6385/Spatial/It0000-Ts2058-tgap-7171.tif</text:p>
          </table:table-cell>
          <table:table-cell table:formula="of:=RIGHT([.B41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8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1" calcext:value-type="float">
            <text:p>6871</text:p>
          </table:table-cell>
          <table:table-cell office:value-type="string" calcext:value-type="string">
            <text:p>Hawaii_Assessment_Final_GIF/Hawaii_LandCarbon_Assessment.ssim.output/Scenario-6385/Spatial/It0000-Ts2060-tgap-7171.tif</text:p>
          </table:table-cell>
          <table:table-cell table:formula="of:=RIGHT([.B42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60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9" calcext:value-type="float">
            <text:p>6879</text:p>
          </table:table-cell>
          <table:table-cell office:value-type="string" calcext:value-type="string">
            <text:p>Hawaii_Assessment_Final_GIF/Hawaii_LandCarbon_Assessment.ssim.output/Scenario-6385/Spatial/It0000-Ts2061-tgap-7171.tif</text:p>
          </table:table-cell>
          <table:table-cell table:formula="of:=RIGHT([.B43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61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string" calcext:value-type="string">
            <text:p>Hawaii_Assessment_Final_GIF/Hawaii_LandCarbon_Assessment.ssim.output/Scenario-6385/Spatial/It0000-Ts2012-tgap-7171.tif</text:p>
          </table:table-cell>
          <table:table-cell table:formula="of:=RIGHT([.B44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2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string" calcext:value-type="string">
            <text:p>Hawaii_Assessment_Final_GIF/Hawaii_LandCarbon_Assessment.ssim.output/Scenario-6385/Spatial/It0000-Ts2016-tgap-7171.tif</text:p>
          </table:table-cell>
          <table:table-cell table:formula="of:=RIGHT([.B45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6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string" calcext:value-type="string">
            <text:p>Hawaii_Assessment_Final_GIF/Hawaii_LandCarbon_Assessment.ssim.output/Scenario-6385/Spatial/It0000-Ts2019-tgap-7171.tif</text:p>
          </table:table-cell>
          <table:table-cell table:formula="of:=RIGHT([.B46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9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string" calcext:value-type="string">
            <text:p>Hawaii_Assessment_Final_GIF/Hawaii_LandCarbon_Assessment.ssim.output/Scenario-6385/Spatial/It0000-Ts2022-tgap-7171.tif</text:p>
          </table:table-cell>
          <table:table-cell table:formula="of:=RIGHT([.B47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2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string" calcext:value-type="string">
            <text:p>Hawaii_Assessment_Final_GIF/Hawaii_LandCarbon_Assessment.ssim.output/Scenario-6385/Spatial/It0000-Ts2023-tgap-7171.tif</text:p>
          </table:table-cell>
          <table:table-cell table:formula="of:=RIGHT([.B48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3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Hawaii_Assessment_Final_GIF/Hawaii_LandCarbon_Assessment.ssim.output/Scenario-6385/Spatial/It0000-Ts2033-tgap-7171.tif</text:p>
          </table:table-cell>
          <table:table-cell table:formula="of:=RIGHT([.B49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3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1" calcext:value-type="float">
            <text:p>6751</text:p>
          </table:table-cell>
          <table:table-cell office:value-type="string" calcext:value-type="string">
            <text:p>Hawaii_Assessment_Final_GIF/Hawaii_LandCarbon_Assessment.ssim.output/Scenario-6385/Spatial/It0000-Ts2045-tgap-7171.tif</text:p>
          </table:table-cell>
          <table:table-cell table:formula="of:=RIGHT([.B50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45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3" calcext:value-type="float">
            <text:p>6863</text:p>
          </table:table-cell>
          <table:table-cell office:value-type="string" calcext:value-type="string">
            <text:p>Hawaii_Assessment_Final_GIF/Hawaii_LandCarbon_Assessment.ssim.output/Scenario-6385/Spatial/It0000-Ts2059-tgap-7171.tif</text:p>
          </table:table-cell>
          <table:table-cell table:formula="of:=RIGHT([.B51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59-tgap7171</text:p>
          </table:table-cell>
          <table:table-cell office:value-type="string" calcext:value-type="string">
            <text:p>NULL</text:p>
          </table:table-cell>
        </table:table-row>
      </table:table>
      <table:table table:name="tgap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gap</text:p>
          </table:table-cell>
          <table:table-cell office:value-type="string" calcext:value-type="string">
            <text:p>minval</text:p>
          </table:table-cell>
          <table:table-cell office:value-type="string" calcext:value-type="string">
            <text:p>maxval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6481" calcext:value-type="float">
            <text:p>6481</text:p>
          </table:table-cell>
          <table:table-cell office:value-type="string" calcext:value-type="string">
            <text:p>Hawaii_Assessment_Final_GIF/Hawaii_LandCarbon_Assessment.ssim.output/Scenario-6385/Spatial/It0000-Ts2012-tgap-7129.tif</text:p>
          </table:table-cell>
          <table:table-cell table:formula="of:=RIGHT([.B2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" calcext:value-type="float">
            <text:p>0.200000003</text:p>
          </table:table-cell>
          <table:table-cell office:value-type="string" calcext:value-type="string">
            <text:p>s6385-it0000-ts2012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string" calcext:value-type="string">
            <text:p>Hawaii_Assessment_Final_GIF/Hawaii_LandCarbon_Assessment.ssim.output/Scenario-6385/Spatial/It0000-Ts2013-tgap-7129.tif</text:p>
          </table:table-cell>
          <table:table-cell table:formula="of:=RIGHT([.B3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13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string" calcext:value-type="string">
            <text:p>Hawaii_Assessment_Final_GIF/Hawaii_LandCarbon_Assessment.ssim.output/Scenario-6385/Spatial/It0000-Ts2014-tgap-7129.tif</text:p>
          </table:table-cell>
          <table:table-cell table:formula="of:=RIGHT([.B4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14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  <table:table-cell office:value-type="string" calcext:value-type="string">
            <text:p>Hawaii_Assessment_Final_GIF/Hawaii_LandCarbon_Assessment.ssim.output/Scenario-6385/Spatial/It0000-Ts2015-tgap-7129.tif</text:p>
          </table:table-cell>
          <table:table-cell table:formula="of:=RIGHT([.B5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5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string" calcext:value-type="string">
            <text:p>Hawaii_Assessment_Final_GIF/Hawaii_LandCarbon_Assessment.ssim.output/Scenario-6385/Spatial/It0000-Ts2016-tgap-7129.tif</text:p>
          </table:table-cell>
          <table:table-cell table:formula="of:=RIGHT([.B6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16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string" calcext:value-type="string">
            <text:p>Hawaii_Assessment_Final_GIF/Hawaii_LandCarbon_Assessment.ssim.output/Scenario-6385/Spatial/It0000-Ts2017-tgap-7129.tif</text:p>
          </table:table-cell>
          <table:table-cell table:formula="of:=RIGHT([.B7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17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9" calcext:value-type="float">
            <text:p>6529</text:p>
          </table:table-cell>
          <table:table-cell office:value-type="string" calcext:value-type="string">
            <text:p>Hawaii_Assessment_Final_GIF/Hawaii_LandCarbon_Assessment.ssim.output/Scenario-6385/Spatial/It0000-Ts2018-tgap-7129.tif</text:p>
          </table:table-cell>
          <table:table-cell table:formula="of:=RIGHT([.B8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18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string" calcext:value-type="string">
            <text:p>Hawaii_Assessment_Final_GIF/Hawaii_LandCarbon_Assessment.ssim.output/Scenario-6385/Spatial/It0000-Ts2019-tgap-7129.tif</text:p>
          </table:table-cell>
          <table:table-cell table:formula="of:=RIGHT([.B9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9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string" calcext:value-type="string">
            <text:p>Hawaii_Assessment_Final_GIF/Hawaii_LandCarbon_Assessment.ssim.output/Scenario-6385/Spatial/It0000-Ts2020-tgap-7129.tif</text:p>
          </table:table-cell>
          <table:table-cell table:formula="of:=RIGHT([.B10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20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string" calcext:value-type="string">
            <text:p>Hawaii_Assessment_Final_GIF/Hawaii_LandCarbon_Assessment.ssim.output/Scenario-6385/Spatial/It0000-Ts2021-tgap-7129.tif</text:p>
          </table:table-cell>
          <table:table-cell table:formula="of:=RIGHT([.B11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21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1" calcext:value-type="float">
            <text:p>6561</text:p>
          </table:table-cell>
          <table:table-cell office:value-type="string" calcext:value-type="string">
            <text:p>Hawaii_Assessment_Final_GIF/Hawaii_LandCarbon_Assessment.ssim.output/Scenario-6385/Spatial/It0000-Ts2022-tgap-7129.tif</text:p>
          </table:table-cell>
          <table:table-cell table:formula="of:=RIGHT([.B12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2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9" calcext:value-type="float">
            <text:p>6569</text:p>
          </table:table-cell>
          <table:table-cell office:value-type="string" calcext:value-type="string">
            <text:p>Hawaii_Assessment_Final_GIF/Hawaii_LandCarbon_Assessment.ssim.output/Scenario-6385/Spatial/It0000-Ts2023-tgap-7129.tif</text:p>
          </table:table-cell>
          <table:table-cell table:formula="of:=RIGHT([.B13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23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string" calcext:value-type="string">
            <text:p>Hawaii_Assessment_Final_GIF/Hawaii_LandCarbon_Assessment.ssim.output/Scenario-6385/Spatial/It0000-Ts2024-tgap-7129.tif</text:p>
          </table:table-cell>
          <table:table-cell table:formula="of:=RIGHT([.B14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4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string" calcext:value-type="string">
            <text:p>Hawaii_Assessment_Final_GIF/Hawaii_LandCarbon_Assessment.ssim.output/Scenario-6385/Spatial/It0000-Ts2025-tgap-7129.tif</text:p>
          </table:table-cell>
          <table:table-cell table:formula="of:=RIGHT([.B15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25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string" calcext:value-type="string">
            <text:p>Hawaii_Assessment_Final_GIF/Hawaii_LandCarbon_Assessment.ssim.output/Scenario-6385/Spatial/It0000-Ts2026-tgap-7129.tif</text:p>
          </table:table-cell>
          <table:table-cell table:formula="of:=RIGHT([.B16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6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string" calcext:value-type="string">
            <text:p>Hawaii_Assessment_Final_GIF/Hawaii_LandCarbon_Assessment.ssim.output/Scenario-6385/Spatial/It0000-Ts2027-tgap-7129.tif</text:p>
          </table:table-cell>
          <table:table-cell table:formula="of:=RIGHT([.B17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7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string" calcext:value-type="string">
            <text:p>Hawaii_Assessment_Final_GIF/Hawaii_LandCarbon_Assessment.ssim.output/Scenario-6385/Spatial/It0000-Ts2028-tgap-7129.tif</text:p>
          </table:table-cell>
          <table:table-cell table:formula="of:=RIGHT([.B18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28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string" calcext:value-type="string">
            <text:p>Hawaii_Assessment_Final_GIF/Hawaii_LandCarbon_Assessment.ssim.output/Scenario-6385/Spatial/It0000-Ts2029-tgap-7129.tif</text:p>
          </table:table-cell>
          <table:table-cell table:formula="of:=RIGHT([.B19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9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string" calcext:value-type="string">
            <text:p>Hawaii_Assessment_Final_GIF/Hawaii_LandCarbon_Assessment.ssim.output/Scenario-6385/Spatial/It0000-Ts2030-tgap-7129.tif</text:p>
          </table:table-cell>
          <table:table-cell table:formula="of:=RIGHT([.B20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0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string" calcext:value-type="string">
            <text:p>Hawaii_Assessment_Final_GIF/Hawaii_LandCarbon_Assessment.ssim.output/Scenario-6385/Spatial/It0000-Ts2031-tgap-7129.tif</text:p>
          </table:table-cell>
          <table:table-cell table:formula="of:=RIGHT([.B21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1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string" calcext:value-type="string">
            <text:p>Hawaii_Assessment_Final_GIF/Hawaii_LandCarbon_Assessment.ssim.output/Scenario-6385/Spatial/It0000-Ts2032-tgap-7129.tif</text:p>
          </table:table-cell>
          <table:table-cell table:formula="of:=RIGHT([.B22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2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9" calcext:value-type="float">
            <text:p>6649</text:p>
          </table:table-cell>
          <table:table-cell office:value-type="string" calcext:value-type="string">
            <text:p>Hawaii_Assessment_Final_GIF/Hawaii_LandCarbon_Assessment.ssim.output/Scenario-6385/Spatial/It0000-Ts2033-tgap-7129.tif</text:p>
          </table:table-cell>
          <table:table-cell table:formula="of:=RIGHT([.B23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3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string" calcext:value-type="string">
            <text:p>Hawaii_Assessment_Final_GIF/Hawaii_LandCarbon_Assessment.ssim.output/Scenario-6385/Spatial/It0000-Ts2034-tgap-7129.tif</text:p>
          </table:table-cell>
          <table:table-cell table:formula="of:=RIGHT([.B24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4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string" calcext:value-type="string">
            <text:p>Hawaii_Assessment_Final_GIF/Hawaii_LandCarbon_Assessment.ssim.output/Scenario-6385/Spatial/It0000-Ts2035-tgap-7129.tif</text:p>
          </table:table-cell>
          <table:table-cell table:formula="of:=RIGHT([.B25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5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string" calcext:value-type="string">
            <text:p>Hawaii_Assessment_Final_GIF/Hawaii_LandCarbon_Assessment.ssim.output/Scenario-6385/Spatial/It0000-Ts2036-tgap-7129.tif</text:p>
          </table:table-cell>
          <table:table-cell table:formula="of:=RIGHT([.B26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6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1" calcext:value-type="float">
            <text:p>6681</text:p>
          </table:table-cell>
          <table:table-cell office:value-type="string" calcext:value-type="string">
            <text:p>Hawaii_Assessment_Final_GIF/Hawaii_LandCarbon_Assessment.ssim.output/Scenario-6385/Spatial/It0000-Ts2037-tgap-7129.tif</text:p>
          </table:table-cell>
          <table:table-cell table:formula="of:=RIGHT([.B27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7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9" calcext:value-type="float">
            <text:p>6689</text:p>
          </table:table-cell>
          <table:table-cell office:value-type="string" calcext:value-type="string">
            <text:p>Hawaii_Assessment_Final_GIF/Hawaii_LandCarbon_Assessment.ssim.output/Scenario-6385/Spatial/It0000-Ts2038-tgap-7129.tif</text:p>
          </table:table-cell>
          <table:table-cell table:formula="of:=RIGHT([.B28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38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string" calcext:value-type="string">
            <text:p>Hawaii_Assessment_Final_GIF/Hawaii_LandCarbon_Assessment.ssim.output/Scenario-6385/Spatial/It0000-Ts2039-tgap-7129.tif</text:p>
          </table:table-cell>
          <table:table-cell table:formula="of:=RIGHT([.B29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9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string" calcext:value-type="string">
            <text:p>Hawaii_Assessment_Final_GIF/Hawaii_LandCarbon_Assessment.ssim.output/Scenario-6385/Spatial/It0000-Ts2040-tgap-7129.tif</text:p>
          </table:table-cell>
          <table:table-cell table:formula="of:=RIGHT([.B30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40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3" calcext:value-type="float">
            <text:p>6713</text:p>
          </table:table-cell>
          <table:table-cell office:value-type="string" calcext:value-type="string">
            <text:p>Hawaii_Assessment_Final_GIF/Hawaii_LandCarbon_Assessment.ssim.output/Scenario-6385/Spatial/It0000-Ts2041-tgap-7129.tif</text:p>
          </table:table-cell>
          <table:table-cell table:formula="of:=RIGHT([.B31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41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1" calcext:value-type="float">
            <text:p>6721</text:p>
          </table:table-cell>
          <table:table-cell office:value-type="string" calcext:value-type="string">
            <text:p>Hawaii_Assessment_Final_GIF/Hawaii_LandCarbon_Assessment.ssim.output/Scenario-6385/Spatial/It0000-Ts2042-tgap-7129.tif</text:p>
          </table:table-cell>
          <table:table-cell table:formula="of:=RIGHT([.B32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42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string" calcext:value-type="string">
            <text:p>Hawaii_Assessment_Final_GIF/Hawaii_LandCarbon_Assessment.ssim.output/Scenario-6385/Spatial/It0000-Ts2043-tgap-7129.tif</text:p>
          </table:table-cell>
          <table:table-cell table:formula="of:=RIGHT([.B33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43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37" calcext:value-type="float">
            <text:p>6737</text:p>
          </table:table-cell>
          <table:table-cell office:value-type="string" calcext:value-type="string">
            <text:p>Hawaii_Assessment_Final_GIF/Hawaii_LandCarbon_Assessment.ssim.output/Scenario-6385/Spatial/It0000-Ts2044-tgap-7129.tif</text:p>
          </table:table-cell>
          <table:table-cell table:formula="of:=RIGHT([.B34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44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string" calcext:value-type="string">
            <text:p>Hawaii_Assessment_Final_GIF/Hawaii_LandCarbon_Assessment.ssim.output/Scenario-6385/Spatial/It0000-Ts2045-tgap-7129.tif</text:p>
          </table:table-cell>
          <table:table-cell table:formula="of:=RIGHT([.B35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45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3" calcext:value-type="float">
            <text:p>6753</text:p>
          </table:table-cell>
          <table:table-cell office:value-type="string" calcext:value-type="string">
            <text:p>Hawaii_Assessment_Final_GIF/Hawaii_LandCarbon_Assessment.ssim.output/Scenario-6385/Spatial/It0000-Ts2046-tgap-7129.tif</text:p>
          </table:table-cell>
          <table:table-cell table:formula="of:=RIGHT([.B36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300000011920929" calcext:value-type="float">
            <text:p>0.3000000119</text:p>
          </table:table-cell>
          <table:table-cell office:value-type="string" calcext:value-type="string">
            <text:p>s6385-it0000-ts2046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1" calcext:value-type="float">
            <text:p>6761</text:p>
          </table:table-cell>
          <table:table-cell office:value-type="string" calcext:value-type="string">
            <text:p>Hawaii_Assessment_Final_GIF/Hawaii_LandCarbon_Assessment.ssim.output/Scenario-6385/Spatial/It0000-Ts2047-tgap-7129.tif</text:p>
          </table:table-cell>
          <table:table-cell table:formula="of:=RIGHT([.B37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7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9" calcext:value-type="float">
            <text:p>6769</text:p>
          </table:table-cell>
          <table:table-cell office:value-type="string" calcext:value-type="string">
            <text:p>Hawaii_Assessment_Final_GIF/Hawaii_LandCarbon_Assessment.ssim.output/Scenario-6385/Spatial/It0000-Ts2048-tgap-7129.tif</text:p>
          </table:table-cell>
          <table:table-cell table:formula="of:=RIGHT([.B38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300000011920929" calcext:value-type="float">
            <text:p>0.3000000119</text:p>
          </table:table-cell>
          <table:table-cell office:value-type="string" calcext:value-type="string">
            <text:p>s6385-it0000-ts2048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77" calcext:value-type="float">
            <text:p>6777</text:p>
          </table:table-cell>
          <table:table-cell office:value-type="string" calcext:value-type="string">
            <text:p>Hawaii_Assessment_Final_GIF/Hawaii_LandCarbon_Assessment.ssim.output/Scenario-6385/Spatial/It0000-Ts2049-tgap-7129.tif</text:p>
          </table:table-cell>
          <table:table-cell table:formula="of:=RIGHT([.B39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49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85" calcext:value-type="float">
            <text:p>6785</text:p>
          </table:table-cell>
          <table:table-cell office:value-type="string" calcext:value-type="string">
            <text:p>Hawaii_Assessment_Final_GIF/Hawaii_LandCarbon_Assessment.ssim.output/Scenario-6385/Spatial/It0000-Ts2050-tgap-7129.tif</text:p>
          </table:table-cell>
          <table:table-cell table:formula="of:=RIGHT([.B40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300000011920929" calcext:value-type="float">
            <text:p>0.3000000119</text:p>
          </table:table-cell>
          <table:table-cell office:value-type="string" calcext:value-type="string">
            <text:p>s6385-it0000-ts2050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3" calcext:value-type="float">
            <text:p>6793</text:p>
          </table:table-cell>
          <table:table-cell office:value-type="string" calcext:value-type="string">
            <text:p>Hawaii_Assessment_Final_GIF/Hawaii_LandCarbon_Assessment.ssim.output/Scenario-6385/Spatial/It0000-Ts2051-tgap-7129.tif</text:p>
          </table:table-cell>
          <table:table-cell table:formula="of:=RIGHT([.B41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51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string" calcext:value-type="string">
            <text:p>Hawaii_Assessment_Final_GIF/Hawaii_LandCarbon_Assessment.ssim.output/Scenario-6385/Spatial/It0000-Ts2052-tgap-7129.tif</text:p>
          </table:table-cell>
          <table:table-cell table:formula="of:=RIGHT([.B42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349999994039536" calcext:value-type="float">
            <text:p>0.349999994</text:p>
          </table:table-cell>
          <table:table-cell office:value-type="string" calcext:value-type="string">
            <text:p>s6385-it0000-ts2052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string" calcext:value-type="string">
            <text:p>Hawaii_Assessment_Final_GIF/Hawaii_LandCarbon_Assessment.ssim.output/Scenario-6385/Spatial/It0000-Ts2053-tgap-7129.tif</text:p>
          </table:table-cell>
          <table:table-cell table:formula="of:=RIGHT([.B43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349999994039536" calcext:value-type="float">
            <text:p>0.349999994</text:p>
          </table:table-cell>
          <table:table-cell office:value-type="string" calcext:value-type="string">
            <text:p>s6385-it0000-ts2053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17" calcext:value-type="float">
            <text:p>6817</text:p>
          </table:table-cell>
          <table:table-cell office:value-type="string" calcext:value-type="string">
            <text:p>Hawaii_Assessment_Final_GIF/Hawaii_LandCarbon_Assessment.ssim.output/Scenario-6385/Spatial/It0000-Ts2054-tgap-7129.tif</text:p>
          </table:table-cell>
          <table:table-cell table:formula="of:=RIGHT([.B44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400000005960464" calcext:value-type="float">
            <text:p>0.400000006</text:p>
          </table:table-cell>
          <table:table-cell office:value-type="string" calcext:value-type="string">
            <text:p>s6385-it0000-ts2054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string" calcext:value-type="string">
            <text:p>Hawaii_Assessment_Final_GIF/Hawaii_LandCarbon_Assessment.ssim.output/Scenario-6385/Spatial/It0000-Ts2055-tgap-7129.tif</text:p>
          </table:table-cell>
          <table:table-cell table:formula="of:=RIGHT([.B45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300000011920929" calcext:value-type="float">
            <text:p>0.3000000119</text:p>
          </table:table-cell>
          <table:table-cell office:value-type="string" calcext:value-type="string">
            <text:p>s6385-it0000-ts2055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string" calcext:value-type="string">
            <text:p>Hawaii_Assessment_Final_GIF/Hawaii_LandCarbon_Assessment.ssim.output/Scenario-6385/Spatial/It0000-Ts2056-tgap-7129.tif</text:p>
          </table:table-cell>
          <table:table-cell table:formula="of:=RIGHT([.B46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56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1" calcext:value-type="float">
            <text:p>6841</text:p>
          </table:table-cell>
          <table:table-cell office:value-type="string" calcext:value-type="string">
            <text:p>Hawaii_Assessment_Final_GIF/Hawaii_LandCarbon_Assessment.ssim.output/Scenario-6385/Spatial/It0000-Ts2057-tgap-7129.tif</text:p>
          </table:table-cell>
          <table:table-cell table:formula="of:=RIGHT([.B47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300000011920929" calcext:value-type="float">
            <text:p>0.3000000119</text:p>
          </table:table-cell>
          <table:table-cell office:value-type="string" calcext:value-type="string">
            <text:p>s6385-it0000-ts2057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9" calcext:value-type="float">
            <text:p>6849</text:p>
          </table:table-cell>
          <table:table-cell office:value-type="string" calcext:value-type="string">
            <text:p>Hawaii_Assessment_Final_GIF/Hawaii_LandCarbon_Assessment.ssim.output/Scenario-6385/Spatial/It0000-Ts2058-tgap-7129.tif</text:p>
          </table:table-cell>
          <table:table-cell table:formula="of:=RIGHT([.B48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449999988079071" calcext:value-type="float">
            <text:p>0.4499999881</text:p>
          </table:table-cell>
          <table:table-cell office:value-type="string" calcext:value-type="string">
            <text:p>s6385-it0000-ts2058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7" calcext:value-type="float">
            <text:p>6857</text:p>
          </table:table-cell>
          <table:table-cell office:value-type="string" calcext:value-type="string">
            <text:p>Hawaii_Assessment_Final_GIF/Hawaii_LandCarbon_Assessment.ssim.output/Scenario-6385/Spatial/It0000-Ts2059-tgap-7129.tif</text:p>
          </table:table-cell>
          <table:table-cell table:formula="of:=RIGHT([.B49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59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5" calcext:value-type="float">
            <text:p>6865</text:p>
          </table:table-cell>
          <table:table-cell office:value-type="string" calcext:value-type="string">
            <text:p>Hawaii_Assessment_Final_GIF/Hawaii_LandCarbon_Assessment.ssim.output/Scenario-6385/Spatial/It0000-Ts2060-tgap-7129.tif</text:p>
          </table:table-cell>
          <table:table-cell table:formula="of:=RIGHT([.B50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60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3" calcext:value-type="float">
            <text:p>6873</text:p>
          </table:table-cell>
          <table:table-cell office:value-type="string" calcext:value-type="string">
            <text:p>Hawaii_Assessment_Final_GIF/Hawaii_LandCarbon_Assessment.ssim.output/Scenario-6385/Spatial/It0000-Ts2061-tgap-7129.tif</text:p>
          </table:table-cell>
          <table:table-cell table:formula="of:=RIGHT([.B51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61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82" calcext:value-type="float">
            <text:p>6482</text:p>
          </table:table-cell>
          <table:table-cell office:value-type="string" calcext:value-type="string">
            <text:p>Hawaii_Assessment_Final_GIF/Hawaii_LandCarbon_Assessment.ssim.output/Scenario-6385/Spatial/It0000-Ts2012-tgap-7134.tif</text:p>
          </table:table-cell>
          <table:table-cell table:formula="of:=RIGHT([.B52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2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string" calcext:value-type="string">
            <text:p>Hawaii_Assessment_Final_GIF/Hawaii_LandCarbon_Assessment.ssim.output/Scenario-6385/Spatial/It0000-Ts2013-tgap-7134.tif</text:p>
          </table:table-cell>
          <table:table-cell table:formula="of:=RIGHT([.B53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13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8" calcext:value-type="float">
            <text:p>6498</text:p>
          </table:table-cell>
          <table:table-cell office:value-type="string" calcext:value-type="string">
            <text:p>Hawaii_Assessment_Final_GIF/Hawaii_LandCarbon_Assessment.ssim.output/Scenario-6385/Spatial/It0000-Ts2014-tgap-7134.tif</text:p>
          </table:table-cell>
          <table:table-cell table:formula="of:=RIGHT([.B54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4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6" calcext:value-type="float">
            <text:p>6506</text:p>
          </table:table-cell>
          <table:table-cell office:value-type="string" calcext:value-type="string">
            <text:p>Hawaii_Assessment_Final_GIF/Hawaii_LandCarbon_Assessment.ssim.output/Scenario-6385/Spatial/It0000-Ts2015-tgap-7134.tif</text:p>
          </table:table-cell>
          <table:table-cell table:formula="of:=RIGHT([.B55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5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string" calcext:value-type="string">
            <text:p>Hawaii_Assessment_Final_GIF/Hawaii_LandCarbon_Assessment.ssim.output/Scenario-6385/Spatial/It0000-Ts2016-tgap-7134.tif</text:p>
          </table:table-cell>
          <table:table-cell table:formula="of:=RIGHT([.B56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6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string" calcext:value-type="string">
            <text:p>Hawaii_Assessment_Final_GIF/Hawaii_LandCarbon_Assessment.ssim.output/Scenario-6385/Spatial/It0000-Ts2017-tgap-7134.tif</text:p>
          </table:table-cell>
          <table:table-cell table:formula="of:=RIGHT([.B57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7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string" calcext:value-type="string">
            <text:p>Hawaii_Assessment_Final_GIF/Hawaii_LandCarbon_Assessment.ssim.output/Scenario-6385/Spatial/It0000-Ts2018-tgap-7134.tif</text:p>
          </table:table-cell>
          <table:table-cell table:formula="of:=RIGHT([.B58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8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38" calcext:value-type="float">
            <text:p>6538</text:p>
          </table:table-cell>
          <table:table-cell office:value-type="string" calcext:value-type="string">
            <text:p>Hawaii_Assessment_Final_GIF/Hawaii_LandCarbon_Assessment.ssim.output/Scenario-6385/Spatial/It0000-Ts2019-tgap-7134.tif</text:p>
          </table:table-cell>
          <table:table-cell table:formula="of:=RIGHT([.B59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9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string" calcext:value-type="string">
            <text:p>Hawaii_Assessment_Final_GIF/Hawaii_LandCarbon_Assessment.ssim.output/Scenario-6385/Spatial/It0000-Ts2020-tgap-7134.tif</text:p>
          </table:table-cell>
          <table:table-cell table:formula="of:=RIGHT([.B60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0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string" calcext:value-type="string">
            <text:p>Hawaii_Assessment_Final_GIF/Hawaii_LandCarbon_Assessment.ssim.output/Scenario-6385/Spatial/It0000-Ts2021-tgap-7134.tif</text:p>
          </table:table-cell>
          <table:table-cell table:formula="of:=RIGHT([.B61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21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string" calcext:value-type="string">
            <text:p>Hawaii_Assessment_Final_GIF/Hawaii_LandCarbon_Assessment.ssim.output/Scenario-6385/Spatial/It0000-Ts2022-tgap-7134.tif</text:p>
          </table:table-cell>
          <table:table-cell table:formula="of:=RIGHT([.B62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2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string" calcext:value-type="string">
            <text:p>Hawaii_Assessment_Final_GIF/Hawaii_LandCarbon_Assessment.ssim.output/Scenario-6385/Spatial/It0000-Ts2023-tgap-7134.tif</text:p>
          </table:table-cell>
          <table:table-cell table:formula="of:=RIGHT([.B63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3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string" calcext:value-type="string">
            <text:p>Hawaii_Assessment_Final_GIF/Hawaii_LandCarbon_Assessment.ssim.output/Scenario-6385/Spatial/It0000-Ts2024-tgap-7134.tif</text:p>
          </table:table-cell>
          <table:table-cell table:formula="of:=RIGHT([.B64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4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string" calcext:value-type="string">
            <text:p>Hawaii_Assessment_Final_GIF/Hawaii_LandCarbon_Assessment.ssim.output/Scenario-6385/Spatial/It0000-Ts2025-tgap-7134.tif</text:p>
          </table:table-cell>
          <table:table-cell table:formula="of:=RIGHT([.B65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5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4" calcext:value-type="float">
            <text:p>6594</text:p>
          </table:table-cell>
          <table:table-cell office:value-type="string" calcext:value-type="string">
            <text:p>Hawaii_Assessment_Final_GIF/Hawaii_LandCarbon_Assessment.ssim.output/Scenario-6385/Spatial/It0000-Ts2026-tgap-7134.tif</text:p>
          </table:table-cell>
          <table:table-cell table:formula="of:=RIGHT([.B66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6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string" calcext:value-type="string">
            <text:p>Hawaii_Assessment_Final_GIF/Hawaii_LandCarbon_Assessment.ssim.output/Scenario-6385/Spatial/It0000-Ts2027-tgap-7134.tif</text:p>
          </table:table-cell>
          <table:table-cell table:formula="of:=RIGHT([.B67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7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string" calcext:value-type="string">
            <text:p>Hawaii_Assessment_Final_GIF/Hawaii_LandCarbon_Assessment.ssim.output/Scenario-6385/Spatial/It0000-Ts2028-tgap-7134.tif</text:p>
          </table:table-cell>
          <table:table-cell table:formula="of:=RIGHT([.B68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8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string" calcext:value-type="string">
            <text:p>Hawaii_Assessment_Final_GIF/Hawaii_LandCarbon_Assessment.ssim.output/Scenario-6385/Spatial/It0000-Ts2029-tgap-7134.tif</text:p>
          </table:table-cell>
          <table:table-cell table:formula="of:=RIGHT([.B69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9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string" calcext:value-type="string">
            <text:p>Hawaii_Assessment_Final_GIF/Hawaii_LandCarbon_Assessment.ssim.output/Scenario-6385/Spatial/It0000-Ts2030-tgap-7134.tif</text:p>
          </table:table-cell>
          <table:table-cell table:formula="of:=RIGHT([.B70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0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string" calcext:value-type="string">
            <text:p>Hawaii_Assessment_Final_GIF/Hawaii_LandCarbon_Assessment.ssim.output/Scenario-6385/Spatial/It0000-Ts2031-tgap-7134.tif</text:p>
          </table:table-cell>
          <table:table-cell table:formula="of:=RIGHT([.B71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1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string" calcext:value-type="string">
            <text:p>Hawaii_Assessment_Final_GIF/Hawaii_LandCarbon_Assessment.ssim.output/Scenario-6385/Spatial/It0000-Ts2032-tgap-7134.tif</text:p>
          </table:table-cell>
          <table:table-cell table:formula="of:=RIGHT([.B72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2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string" calcext:value-type="string">
            <text:p>Hawaii_Assessment_Final_GIF/Hawaii_LandCarbon_Assessment.ssim.output/Scenario-6385/Spatial/It0000-Ts2033-tgap-7134.tif</text:p>
          </table:table-cell>
          <table:table-cell table:formula="of:=RIGHT([.B73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3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58" calcext:value-type="float">
            <text:p>6658</text:p>
          </table:table-cell>
          <table:table-cell office:value-type="string" calcext:value-type="string">
            <text:p>Hawaii_Assessment_Final_GIF/Hawaii_LandCarbon_Assessment.ssim.output/Scenario-6385/Spatial/It0000-Ts2034-tgap-7134.tif</text:p>
          </table:table-cell>
          <table:table-cell table:formula="of:=RIGHT([.B74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4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string" calcext:value-type="string">
            <text:p>Hawaii_Assessment_Final_GIF/Hawaii_LandCarbon_Assessment.ssim.output/Scenario-6385/Spatial/It0000-Ts2035-tgap-7134.tif</text:p>
          </table:table-cell>
          <table:table-cell table:formula="of:=RIGHT([.B75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5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string" calcext:value-type="string">
            <text:p>Hawaii_Assessment_Final_GIF/Hawaii_LandCarbon_Assessment.ssim.output/Scenario-6385/Spatial/It0000-Ts2036-tgap-7134.tif</text:p>
          </table:table-cell>
          <table:table-cell table:formula="of:=RIGHT([.B76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6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2" calcext:value-type="float">
            <text:p>6682</text:p>
          </table:table-cell>
          <table:table-cell office:value-type="string" calcext:value-type="string">
            <text:p>Hawaii_Assessment_Final_GIF/Hawaii_LandCarbon_Assessment.ssim.output/Scenario-6385/Spatial/It0000-Ts2037-tgap-7134.tif</text:p>
          </table:table-cell>
          <table:table-cell table:formula="of:=RIGHT([.B77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7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string" calcext:value-type="string">
            <text:p>Hawaii_Assessment_Final_GIF/Hawaii_LandCarbon_Assessment.ssim.output/Scenario-6385/Spatial/It0000-Ts2038-tgap-7134.tif</text:p>
          </table:table-cell>
          <table:table-cell table:formula="of:=RIGHT([.B78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8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8" calcext:value-type="float">
            <text:p>6698</text:p>
          </table:table-cell>
          <table:table-cell office:value-type="string" calcext:value-type="string">
            <text:p>Hawaii_Assessment_Final_GIF/Hawaii_LandCarbon_Assessment.ssim.output/Scenario-6385/Spatial/It0000-Ts2039-tgap-7134.tif</text:p>
          </table:table-cell>
          <table:table-cell table:formula="of:=RIGHT([.B79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9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string" calcext:value-type="string">
            <text:p>Hawaii_Assessment_Final_GIF/Hawaii_LandCarbon_Assessment.ssim.output/Scenario-6385/Spatial/It0000-Ts2040-tgap-7134.tif</text:p>
          </table:table-cell>
          <table:table-cell table:formula="of:=RIGHT([.B80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0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4" calcext:value-type="float">
            <text:p>6714</text:p>
          </table:table-cell>
          <table:table-cell office:value-type="string" calcext:value-type="string">
            <text:p>Hawaii_Assessment_Final_GIF/Hawaii_LandCarbon_Assessment.ssim.output/Scenario-6385/Spatial/It0000-Ts2041-tgap-7134.tif</text:p>
          </table:table-cell>
          <table:table-cell table:formula="of:=RIGHT([.B81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1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2" calcext:value-type="float">
            <text:p>6722</text:p>
          </table:table-cell>
          <table:table-cell office:value-type="string" calcext:value-type="string">
            <text:p>Hawaii_Assessment_Final_GIF/Hawaii_LandCarbon_Assessment.ssim.output/Scenario-6385/Spatial/It0000-Ts2042-tgap-7134.tif</text:p>
          </table:table-cell>
          <table:table-cell table:formula="of:=RIGHT([.B82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42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string" calcext:value-type="string">
            <text:p>Hawaii_Assessment_Final_GIF/Hawaii_LandCarbon_Assessment.ssim.output/Scenario-6385/Spatial/It0000-Ts2043-tgap-7134.tif</text:p>
          </table:table-cell>
          <table:table-cell table:formula="of:=RIGHT([.B83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43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38" calcext:value-type="float">
            <text:p>6738</text:p>
          </table:table-cell>
          <table:table-cell office:value-type="string" calcext:value-type="string">
            <text:p>Hawaii_Assessment_Final_GIF/Hawaii_LandCarbon_Assessment.ssim.output/Scenario-6385/Spatial/It0000-Ts2044-tgap-7134.tif</text:p>
          </table:table-cell>
          <table:table-cell table:formula="of:=RIGHT([.B84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4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string" calcext:value-type="string">
            <text:p>Hawaii_Assessment_Final_GIF/Hawaii_LandCarbon_Assessment.ssim.output/Scenario-6385/Spatial/It0000-Ts2045-tgap-7134.tif</text:p>
          </table:table-cell>
          <table:table-cell table:formula="of:=RIGHT([.B85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45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4" calcext:value-type="float">
            <text:p>6754</text:p>
          </table:table-cell>
          <table:table-cell office:value-type="string" calcext:value-type="string">
            <text:p>Hawaii_Assessment_Final_GIF/Hawaii_LandCarbon_Assessment.ssim.output/Scenario-6385/Spatial/It0000-Ts2046-tgap-7134.tif</text:p>
          </table:table-cell>
          <table:table-cell table:formula="of:=RIGHT([.B86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6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2" calcext:value-type="float">
            <text:p>6762</text:p>
          </table:table-cell>
          <table:table-cell office:value-type="string" calcext:value-type="string">
            <text:p>Hawaii_Assessment_Final_GIF/Hawaii_LandCarbon_Assessment.ssim.output/Scenario-6385/Spatial/It0000-Ts2047-tgap-7134.tif</text:p>
          </table:table-cell>
          <table:table-cell table:formula="of:=RIGHT([.B87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47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string" calcext:value-type="string">
            <text:p>Hawaii_Assessment_Final_GIF/Hawaii_LandCarbon_Assessment.ssim.output/Scenario-6385/Spatial/It0000-Ts2048-tgap-7134.tif</text:p>
          </table:table-cell>
          <table:table-cell table:formula="of:=RIGHT([.B88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48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78" calcext:value-type="float">
            <text:p>6778</text:p>
          </table:table-cell>
          <table:table-cell office:value-type="string" calcext:value-type="string">
            <text:p>Hawaii_Assessment_Final_GIF/Hawaii_LandCarbon_Assessment.ssim.output/Scenario-6385/Spatial/It0000-Ts2049-tgap-7134.tif</text:p>
          </table:table-cell>
          <table:table-cell table:formula="of:=RIGHT([.B89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49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86" calcext:value-type="float">
            <text:p>6786</text:p>
          </table:table-cell>
          <table:table-cell office:value-type="string" calcext:value-type="string">
            <text:p>Hawaii_Assessment_Final_GIF/Hawaii_LandCarbon_Assessment.ssim.output/Scenario-6385/Spatial/It0000-Ts2050-tgap-7134.tif</text:p>
          </table:table-cell>
          <table:table-cell table:formula="of:=RIGHT([.B90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50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4" calcext:value-type="float">
            <text:p>6794</text:p>
          </table:table-cell>
          <table:table-cell office:value-type="string" calcext:value-type="string">
            <text:p>Hawaii_Assessment_Final_GIF/Hawaii_LandCarbon_Assessment.ssim.output/Scenario-6385/Spatial/It0000-Ts2051-tgap-7134.tif</text:p>
          </table:table-cell>
          <table:table-cell table:formula="of:=RIGHT([.B91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300000011920929" calcext:value-type="float">
            <text:p>0.3000000119</text:p>
          </table:table-cell>
          <table:table-cell office:value-type="string" calcext:value-type="string">
            <text:p>s6385-it0000-ts2051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2" calcext:value-type="float">
            <text:p>6802</text:p>
          </table:table-cell>
          <table:table-cell office:value-type="string" calcext:value-type="string">
            <text:p>Hawaii_Assessment_Final_GIF/Hawaii_LandCarbon_Assessment.ssim.output/Scenario-6385/Spatial/It0000-Ts2052-tgap-7134.tif</text:p>
          </table:table-cell>
          <table:table-cell table:formula="of:=RIGHT([.B92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300000011920929" calcext:value-type="float">
            <text:p>0.3000000119</text:p>
          </table:table-cell>
          <table:table-cell office:value-type="string" calcext:value-type="string">
            <text:p>s6385-it0000-ts2052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string" calcext:value-type="string">
            <text:p>Hawaii_Assessment_Final_GIF/Hawaii_LandCarbon_Assessment.ssim.output/Scenario-6385/Spatial/It0000-Ts2053-tgap-7134.tif</text:p>
          </table:table-cell>
          <table:table-cell table:formula="of:=RIGHT([.B93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53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string" calcext:value-type="string">
            <text:p>Hawaii_Assessment_Final_GIF/Hawaii_LandCarbon_Assessment.ssim.output/Scenario-6385/Spatial/It0000-Ts2054-tgap-7134.tif</text:p>
          </table:table-cell>
          <table:table-cell table:formula="of:=RIGHT([.B94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400000005960464" calcext:value-type="float">
            <text:p>0.400000006</text:p>
          </table:table-cell>
          <table:table-cell office:value-type="string" calcext:value-type="string">
            <text:p>s6385-it0000-ts2054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string" calcext:value-type="string">
            <text:p>Hawaii_Assessment_Final_GIF/Hawaii_LandCarbon_Assessment.ssim.output/Scenario-6385/Spatial/It0000-Ts2055-tgap-7134.tif</text:p>
          </table:table-cell>
          <table:table-cell table:formula="of:=RIGHT([.B95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55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4" calcext:value-type="float">
            <text:p>6834</text:p>
          </table:table-cell>
          <table:table-cell office:value-type="string" calcext:value-type="string">
            <text:p>Hawaii_Assessment_Final_GIF/Hawaii_LandCarbon_Assessment.ssim.output/Scenario-6385/Spatial/It0000-Ts2056-tgap-7134.tif</text:p>
          </table:table-cell>
          <table:table-cell table:formula="of:=RIGHT([.B96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349999994039536" calcext:value-type="float">
            <text:p>0.349999994</text:p>
          </table:table-cell>
          <table:table-cell office:value-type="string" calcext:value-type="string">
            <text:p>s6385-it0000-ts2056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2" calcext:value-type="float">
            <text:p>6842</text:p>
          </table:table-cell>
          <table:table-cell office:value-type="string" calcext:value-type="string">
            <text:p>Hawaii_Assessment_Final_GIF/Hawaii_LandCarbon_Assessment.ssim.output/Scenario-6385/Spatial/It0000-Ts2057-tgap-7134.tif</text:p>
          </table:table-cell>
          <table:table-cell table:formula="of:=RIGHT([.B97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400000005960464" calcext:value-type="float">
            <text:p>0.400000006</text:p>
          </table:table-cell>
          <table:table-cell office:value-type="string" calcext:value-type="string">
            <text:p>s6385-it0000-ts2057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string" calcext:value-type="string">
            <text:p>Hawaii_Assessment_Final_GIF/Hawaii_LandCarbon_Assessment.ssim.output/Scenario-6385/Spatial/It0000-Ts2058-tgap-7134.tif</text:p>
          </table:table-cell>
          <table:table-cell table:formula="of:=RIGHT([.B98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400000005960464" calcext:value-type="float">
            <text:p>0.400000006</text:p>
          </table:table-cell>
          <table:table-cell office:value-type="string" calcext:value-type="string">
            <text:p>s6385-it0000-ts2058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string" calcext:value-type="string">
            <text:p>Hawaii_Assessment_Final_GIF/Hawaii_LandCarbon_Assessment.ssim.output/Scenario-6385/Spatial/It0000-Ts2059-tgap-7134.tif</text:p>
          </table:table-cell>
          <table:table-cell table:formula="of:=RIGHT([.B99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59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6" calcext:value-type="float">
            <text:p>6866</text:p>
          </table:table-cell>
          <table:table-cell office:value-type="string" calcext:value-type="string">
            <text:p>Hawaii_Assessment_Final_GIF/Hawaii_LandCarbon_Assessment.ssim.output/Scenario-6385/Spatial/It0000-Ts2060-tgap-7134.tif</text:p>
          </table:table-cell>
          <table:table-cell table:formula="of:=RIGHT([.B100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300000011920929" calcext:value-type="float">
            <text:p>0.3000000119</text:p>
          </table:table-cell>
          <table:table-cell office:value-type="string" calcext:value-type="string">
            <text:p>s6385-it0000-ts2060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4" calcext:value-type="float">
            <text:p>6874</text:p>
          </table:table-cell>
          <table:table-cell office:value-type="string" calcext:value-type="string">
            <text:p>Hawaii_Assessment_Final_GIF/Hawaii_LandCarbon_Assessment.ssim.output/Scenario-6385/Spatial/It0000-Ts2061-tgap-7134.tif</text:p>
          </table:table-cell>
          <table:table-cell table:formula="of:=RIGHT([.B101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61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83" calcext:value-type="float">
            <text:p>6483</text:p>
          </table:table-cell>
          <table:table-cell office:value-type="string" calcext:value-type="string">
            <text:p>Hawaii_Assessment_Final_GIF/Hawaii_LandCarbon_Assessment.ssim.output/Scenario-6385/Spatial/It0000-Ts2012-tgap-7141.tif</text:p>
          </table:table-cell>
          <table:table-cell table:formula="of:=RIGHT([.B102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2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string" calcext:value-type="string">
            <text:p>Hawaii_Assessment_Final_GIF/Hawaii_LandCarbon_Assessment.ssim.output/Scenario-6385/Spatial/It0000-Ts2013-tgap-7141.tif</text:p>
          </table:table-cell>
          <table:table-cell table:formula="of:=RIGHT([.B103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3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string" calcext:value-type="string">
            <text:p>Hawaii_Assessment_Final_GIF/Hawaii_LandCarbon_Assessment.ssim.output/Scenario-6385/Spatial/It0000-Ts2014-tgap-7141.tif</text:p>
          </table:table-cell>
          <table:table-cell table:formula="of:=RIGHT([.B104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4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7" calcext:value-type="float">
            <text:p>6507</text:p>
          </table:table-cell>
          <table:table-cell office:value-type="string" calcext:value-type="string">
            <text:p>Hawaii_Assessment_Final_GIF/Hawaii_LandCarbon_Assessment.ssim.output/Scenario-6385/Spatial/It0000-Ts2015-tgap-7141.tif</text:p>
          </table:table-cell>
          <table:table-cell table:formula="of:=RIGHT([.B105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15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5" calcext:value-type="float">
            <text:p>6515</text:p>
          </table:table-cell>
          <table:table-cell office:value-type="string" calcext:value-type="string">
            <text:p>Hawaii_Assessment_Final_GIF/Hawaii_LandCarbon_Assessment.ssim.output/Scenario-6385/Spatial/It0000-Ts2016-tgap-7141.tif</text:p>
          </table:table-cell>
          <table:table-cell table:formula="of:=RIGHT([.B106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6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string" calcext:value-type="string">
            <text:p>Hawaii_Assessment_Final_GIF/Hawaii_LandCarbon_Assessment.ssim.output/Scenario-6385/Spatial/It0000-Ts2017-tgap-7141.tif</text:p>
          </table:table-cell>
          <table:table-cell table:formula="of:=RIGHT([.B107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17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string" calcext:value-type="string">
            <text:p>Hawaii_Assessment_Final_GIF/Hawaii_LandCarbon_Assessment.ssim.output/Scenario-6385/Spatial/It0000-Ts2018-tgap-7141.tif</text:p>
          </table:table-cell>
          <table:table-cell table:formula="of:=RIGHT([.B108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8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string" calcext:value-type="string">
            <text:p>Hawaii_Assessment_Final_GIF/Hawaii_LandCarbon_Assessment.ssim.output/Scenario-6385/Spatial/It0000-Ts2019-tgap-7141.tif</text:p>
          </table:table-cell>
          <table:table-cell table:formula="of:=RIGHT([.B109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9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47" calcext:value-type="float">
            <text:p>6547</text:p>
          </table:table-cell>
          <table:table-cell office:value-type="string" calcext:value-type="string">
            <text:p>Hawaii_Assessment_Final_GIF/Hawaii_LandCarbon_Assessment.ssim.output/Scenario-6385/Spatial/It0000-Ts2020-tgap-7141.tif</text:p>
          </table:table-cell>
          <table:table-cell table:formula="of:=RIGHT([.B110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0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string" calcext:value-type="string">
            <text:p>Hawaii_Assessment_Final_GIF/Hawaii_LandCarbon_Assessment.ssim.output/Scenario-6385/Spatial/It0000-Ts2021-tgap-7141.tif</text:p>
          </table:table-cell>
          <table:table-cell table:formula="of:=RIGHT([.B111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1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string" calcext:value-type="string">
            <text:p>Hawaii_Assessment_Final_GIF/Hawaii_LandCarbon_Assessment.ssim.output/Scenario-6385/Spatial/It0000-Ts2022-tgap-7141.tif</text:p>
          </table:table-cell>
          <table:table-cell table:formula="of:=RIGHT([.B112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2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string" calcext:value-type="string">
            <text:p>Hawaii_Assessment_Final_GIF/Hawaii_LandCarbon_Assessment.ssim.output/Scenario-6385/Spatial/It0000-Ts2023-tgap-7141.tif</text:p>
          </table:table-cell>
          <table:table-cell table:formula="of:=RIGHT([.B113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3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string" calcext:value-type="string">
            <text:p>Hawaii_Assessment_Final_GIF/Hawaii_LandCarbon_Assessment.ssim.output/Scenario-6385/Spatial/It0000-Ts2024-tgap-7141.tif</text:p>
          </table:table-cell>
          <table:table-cell table:formula="of:=RIGHT([.B114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4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string" calcext:value-type="string">
            <text:p>Hawaii_Assessment_Final_GIF/Hawaii_LandCarbon_Assessment.ssim.output/Scenario-6385/Spatial/It0000-Ts2025-tgap-7141.tif</text:p>
          </table:table-cell>
          <table:table-cell table:formula="of:=RIGHT([.B115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5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string" calcext:value-type="string">
            <text:p>Hawaii_Assessment_Final_GIF/Hawaii_LandCarbon_Assessment.ssim.output/Scenario-6385/Spatial/It0000-Ts2026-tgap-7141.tif</text:p>
          </table:table-cell>
          <table:table-cell table:formula="of:=RIGHT([.B116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26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string" calcext:value-type="string">
            <text:p>Hawaii_Assessment_Final_GIF/Hawaii_LandCarbon_Assessment.ssim.output/Scenario-6385/Spatial/It0000-Ts2027-tgap-7141.tif</text:p>
          </table:table-cell>
          <table:table-cell table:formula="of:=RIGHT([.B117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7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string" calcext:value-type="string">
            <text:p>Hawaii_Assessment_Final_GIF/Hawaii_LandCarbon_Assessment.ssim.output/Scenario-6385/Spatial/It0000-Ts2028-tgap-7141.tif</text:p>
          </table:table-cell>
          <table:table-cell table:formula="of:=RIGHT([.B118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8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19" calcext:value-type="float">
            <text:p>6619</text:p>
          </table:table-cell>
          <table:table-cell office:value-type="string" calcext:value-type="string">
            <text:p>Hawaii_Assessment_Final_GIF/Hawaii_LandCarbon_Assessment.ssim.output/Scenario-6385/Spatial/It0000-Ts2029-tgap-7141.tif</text:p>
          </table:table-cell>
          <table:table-cell table:formula="of:=RIGHT([.B119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9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string" calcext:value-type="string">
            <text:p>Hawaii_Assessment_Final_GIF/Hawaii_LandCarbon_Assessment.ssim.output/Scenario-6385/Spatial/It0000-Ts2030-tgap-7141.tif</text:p>
          </table:table-cell>
          <table:table-cell table:formula="of:=RIGHT([.B120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0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string" calcext:value-type="string">
            <text:p>Hawaii_Assessment_Final_GIF/Hawaii_LandCarbon_Assessment.ssim.output/Scenario-6385/Spatial/It0000-Ts2031-tgap-7141.tif</text:p>
          </table:table-cell>
          <table:table-cell table:formula="of:=RIGHT([.B121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1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string" calcext:value-type="string">
            <text:p>Hawaii_Assessment_Final_GIF/Hawaii_LandCarbon_Assessment.ssim.output/Scenario-6385/Spatial/It0000-Ts2032-tgap-7141.tif</text:p>
          </table:table-cell>
          <table:table-cell table:formula="of:=RIGHT([.B122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2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string" calcext:value-type="string">
            <text:p>Hawaii_Assessment_Final_GIF/Hawaii_LandCarbon_Assessment.ssim.output/Scenario-6385/Spatial/It0000-Ts2033-tgap-7141.tif</text:p>
          </table:table-cell>
          <table:table-cell table:formula="of:=RIGHT([.B123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3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59" calcext:value-type="float">
            <text:p>6659</text:p>
          </table:table-cell>
          <table:table-cell office:value-type="string" calcext:value-type="string">
            <text:p>Hawaii_Assessment_Final_GIF/Hawaii_LandCarbon_Assessment.ssim.output/Scenario-6385/Spatial/It0000-Ts2034-tgap-7141.tif</text:p>
          </table:table-cell>
          <table:table-cell table:formula="of:=RIGHT([.B124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4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string" calcext:value-type="string">
            <text:p>Hawaii_Assessment_Final_GIF/Hawaii_LandCarbon_Assessment.ssim.output/Scenario-6385/Spatial/It0000-Ts2035-tgap-7141.tif</text:p>
          </table:table-cell>
          <table:table-cell table:formula="of:=RIGHT([.B125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5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string" calcext:value-type="string">
            <text:p>Hawaii_Assessment_Final_GIF/Hawaii_LandCarbon_Assessment.ssim.output/Scenario-6385/Spatial/It0000-Ts2036-tgap-7141.tif</text:p>
          </table:table-cell>
          <table:table-cell table:formula="of:=RIGHT([.B126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6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string" calcext:value-type="string">
            <text:p>Hawaii_Assessment_Final_GIF/Hawaii_LandCarbon_Assessment.ssim.output/Scenario-6385/Spatial/It0000-Ts2037-tgap-7141.tif</text:p>
          </table:table-cell>
          <table:table-cell table:formula="of:=RIGHT([.B127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7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1" calcext:value-type="float">
            <text:p>6691</text:p>
          </table:table-cell>
          <table:table-cell office:value-type="string" calcext:value-type="string">
            <text:p>Hawaii_Assessment_Final_GIF/Hawaii_LandCarbon_Assessment.ssim.output/Scenario-6385/Spatial/It0000-Ts2038-tgap-7141.tif</text:p>
          </table:table-cell>
          <table:table-cell table:formula="of:=RIGHT([.B128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8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string" calcext:value-type="string">
            <text:p>Hawaii_Assessment_Final_GIF/Hawaii_LandCarbon_Assessment.ssim.output/Scenario-6385/Spatial/It0000-Ts2039-tgap-7141.tif</text:p>
          </table:table-cell>
          <table:table-cell table:formula="of:=RIGHT([.B129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9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07" calcext:value-type="float">
            <text:p>6707</text:p>
          </table:table-cell>
          <table:table-cell office:value-type="string" calcext:value-type="string">
            <text:p>Hawaii_Assessment_Final_GIF/Hawaii_LandCarbon_Assessment.ssim.output/Scenario-6385/Spatial/It0000-Ts2040-tgap-7141.tif</text:p>
          </table:table-cell>
          <table:table-cell table:formula="of:=RIGHT([.B130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0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string" calcext:value-type="string">
            <text:p>Hawaii_Assessment_Final_GIF/Hawaii_LandCarbon_Assessment.ssim.output/Scenario-6385/Spatial/It0000-Ts2041-tgap-7141.tif</text:p>
          </table:table-cell>
          <table:table-cell table:formula="of:=RIGHT([.B131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1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3" calcext:value-type="float">
            <text:p>6723</text:p>
          </table:table-cell>
          <table:table-cell office:value-type="string" calcext:value-type="string">
            <text:p>Hawaii_Assessment_Final_GIF/Hawaii_LandCarbon_Assessment.ssim.output/Scenario-6385/Spatial/It0000-Ts2042-tgap-7141.tif</text:p>
          </table:table-cell>
          <table:table-cell table:formula="of:=RIGHT([.B132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2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31" calcext:value-type="float">
            <text:p>6731</text:p>
          </table:table-cell>
          <table:table-cell office:value-type="string" calcext:value-type="string">
            <text:p>Hawaii_Assessment_Final_GIF/Hawaii_LandCarbon_Assessment.ssim.output/Scenario-6385/Spatial/It0000-Ts2043-tgap-7141.tif</text:p>
          </table:table-cell>
          <table:table-cell table:formula="of:=RIGHT([.B133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3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39" calcext:value-type="float">
            <text:p>6739</text:p>
          </table:table-cell>
          <table:table-cell office:value-type="string" calcext:value-type="string">
            <text:p>Hawaii_Assessment_Final_GIF/Hawaii_LandCarbon_Assessment.ssim.output/Scenario-6385/Spatial/It0000-Ts2044-tgap-7141.tif</text:p>
          </table:table-cell>
          <table:table-cell table:formula="of:=RIGHT([.B134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4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string" calcext:value-type="string">
            <text:p>Hawaii_Assessment_Final_GIF/Hawaii_LandCarbon_Assessment.ssim.output/Scenario-6385/Spatial/It0000-Ts2045-tgap-7141.tif</text:p>
          </table:table-cell>
          <table:table-cell table:formula="of:=RIGHT([.B135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5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5" calcext:value-type="float">
            <text:p>6755</text:p>
          </table:table-cell>
          <table:table-cell office:value-type="string" calcext:value-type="string">
            <text:p>Hawaii_Assessment_Final_GIF/Hawaii_LandCarbon_Assessment.ssim.output/Scenario-6385/Spatial/It0000-Ts2046-tgap-7141.tif</text:p>
          </table:table-cell>
          <table:table-cell table:formula="of:=RIGHT([.B136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6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string" calcext:value-type="string">
            <text:p>Hawaii_Assessment_Final_GIF/Hawaii_LandCarbon_Assessment.ssim.output/Scenario-6385/Spatial/It0000-Ts2047-tgap-7141.tif</text:p>
          </table:table-cell>
          <table:table-cell table:formula="of:=RIGHT([.B137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7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71" calcext:value-type="float">
            <text:p>6771</text:p>
          </table:table-cell>
          <table:table-cell office:value-type="string" calcext:value-type="string">
            <text:p>Hawaii_Assessment_Final_GIF/Hawaii_LandCarbon_Assessment.ssim.output/Scenario-6385/Spatial/It0000-Ts2048-tgap-7141.tif</text:p>
          </table:table-cell>
          <table:table-cell table:formula="of:=RIGHT([.B138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8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79" calcext:value-type="float">
            <text:p>6779</text:p>
          </table:table-cell>
          <table:table-cell office:value-type="string" calcext:value-type="string">
            <text:p>Hawaii_Assessment_Final_GIF/Hawaii_LandCarbon_Assessment.ssim.output/Scenario-6385/Spatial/It0000-Ts2049-tgap-7141.tif</text:p>
          </table:table-cell>
          <table:table-cell table:formula="of:=RIGHT([.B139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9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87" calcext:value-type="float">
            <text:p>6787</text:p>
          </table:table-cell>
          <table:table-cell office:value-type="string" calcext:value-type="string">
            <text:p>Hawaii_Assessment_Final_GIF/Hawaii_LandCarbon_Assessment.ssim.output/Scenario-6385/Spatial/It0000-Ts2050-tgap-7141.tif</text:p>
          </table:table-cell>
          <table:table-cell table:formula="of:=RIGHT([.B140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0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5" calcext:value-type="float">
            <text:p>6795</text:p>
          </table:table-cell>
          <table:table-cell office:value-type="string" calcext:value-type="string">
            <text:p>Hawaii_Assessment_Final_GIF/Hawaii_LandCarbon_Assessment.ssim.output/Scenario-6385/Spatial/It0000-Ts2051-tgap-7141.tif</text:p>
          </table:table-cell>
          <table:table-cell table:formula="of:=RIGHT([.B141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1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string" calcext:value-type="string">
            <text:p>Hawaii_Assessment_Final_GIF/Hawaii_LandCarbon_Assessment.ssim.output/Scenario-6385/Spatial/It0000-Ts2052-tgap-7141.tif</text:p>
          </table:table-cell>
          <table:table-cell table:formula="of:=RIGHT([.B142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2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11" calcext:value-type="float">
            <text:p>6811</text:p>
          </table:table-cell>
          <table:table-cell office:value-type="string" calcext:value-type="string">
            <text:p>Hawaii_Assessment_Final_GIF/Hawaii_LandCarbon_Assessment.ssim.output/Scenario-6385/Spatial/It0000-Ts2053-tgap-7141.tif</text:p>
          </table:table-cell>
          <table:table-cell table:formula="of:=RIGHT([.B143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3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19" calcext:value-type="float">
            <text:p>6819</text:p>
          </table:table-cell>
          <table:table-cell office:value-type="string" calcext:value-type="string">
            <text:p>Hawaii_Assessment_Final_GIF/Hawaii_LandCarbon_Assessment.ssim.output/Scenario-6385/Spatial/It0000-Ts2054-tgap-7141.tif</text:p>
          </table:table-cell>
          <table:table-cell table:formula="of:=RIGHT([.B144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4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string" calcext:value-type="string">
            <text:p>Hawaii_Assessment_Final_GIF/Hawaii_LandCarbon_Assessment.ssim.output/Scenario-6385/Spatial/It0000-Ts2055-tgap-7141.tif</text:p>
          </table:table-cell>
          <table:table-cell table:formula="of:=RIGHT([.B145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5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5" calcext:value-type="float">
            <text:p>6835</text:p>
          </table:table-cell>
          <table:table-cell office:value-type="string" calcext:value-type="string">
            <text:p>Hawaii_Assessment_Final_GIF/Hawaii_LandCarbon_Assessment.ssim.output/Scenario-6385/Spatial/It0000-Ts2056-tgap-7141.tif</text:p>
          </table:table-cell>
          <table:table-cell table:formula="of:=RIGHT([.B146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6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3" calcext:value-type="float">
            <text:p>6843</text:p>
          </table:table-cell>
          <table:table-cell office:value-type="string" calcext:value-type="string">
            <text:p>Hawaii_Assessment_Final_GIF/Hawaii_LandCarbon_Assessment.ssim.output/Scenario-6385/Spatial/It0000-Ts2057-tgap-7141.tif</text:p>
          </table:table-cell>
          <table:table-cell table:formula="of:=RIGHT([.B147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7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string" calcext:value-type="string">
            <text:p>Hawaii_Assessment_Final_GIF/Hawaii_LandCarbon_Assessment.ssim.output/Scenario-6385/Spatial/It0000-Ts2058-tgap-7141.tif</text:p>
          </table:table-cell>
          <table:table-cell table:formula="of:=RIGHT([.B148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58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string" calcext:value-type="string">
            <text:p>Hawaii_Assessment_Final_GIF/Hawaii_LandCarbon_Assessment.ssim.output/Scenario-6385/Spatial/It0000-Ts2059-tgap-7141.tif</text:p>
          </table:table-cell>
          <table:table-cell table:formula="of:=RIGHT([.B149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9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7" calcext:value-type="float">
            <text:p>6867</text:p>
          </table:table-cell>
          <table:table-cell office:value-type="string" calcext:value-type="string">
            <text:p>Hawaii_Assessment_Final_GIF/Hawaii_LandCarbon_Assessment.ssim.output/Scenario-6385/Spatial/It0000-Ts2060-tgap-7141.tif</text:p>
          </table:table-cell>
          <table:table-cell table:formula="of:=RIGHT([.B150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60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string" calcext:value-type="string">
            <text:p>Hawaii_Assessment_Final_GIF/Hawaii_LandCarbon_Assessment.ssim.output/Scenario-6385/Spatial/It0000-Ts2061-tgap-7141.tif</text:p>
          </table:table-cell>
          <table:table-cell table:formula="of:=RIGHT([.B151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61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84" calcext:value-type="float">
            <text:p>6484</text:p>
          </table:table-cell>
          <table:table-cell office:value-type="string" calcext:value-type="string">
            <text:p>Hawaii_Assessment_Final_GIF/Hawaii_LandCarbon_Assessment.ssim.output/Scenario-6385/Spatial/It0000-Ts2012-tgap-7148.tif</text:p>
          </table:table-cell>
          <table:table-cell table:formula="of:=RIGHT([.B152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2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string" calcext:value-type="string">
            <text:p>Hawaii_Assessment_Final_GIF/Hawaii_LandCarbon_Assessment.ssim.output/Scenario-6385/Spatial/It0000-Ts2013-tgap-7148.tif</text:p>
          </table:table-cell>
          <table:table-cell table:formula="of:=RIGHT([.B153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13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string" calcext:value-type="string">
            <text:p>Hawaii_Assessment_Final_GIF/Hawaii_LandCarbon_Assessment.ssim.output/Scenario-6385/Spatial/It0000-Ts2014-tgap-7148.tif</text:p>
          </table:table-cell>
          <table:table-cell table:formula="of:=RIGHT([.B154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4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string" calcext:value-type="string">
            <text:p>Hawaii_Assessment_Final_GIF/Hawaii_LandCarbon_Assessment.ssim.output/Scenario-6385/Spatial/It0000-Ts2015-tgap-7148.tif</text:p>
          </table:table-cell>
          <table:table-cell table:formula="of:=RIGHT([.B155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5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string" calcext:value-type="string">
            <text:p>Hawaii_Assessment_Final_GIF/Hawaii_LandCarbon_Assessment.ssim.output/Scenario-6385/Spatial/It0000-Ts2016-tgap-7148.tif</text:p>
          </table:table-cell>
          <table:table-cell table:formula="of:=RIGHT([.B156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6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string" calcext:value-type="string">
            <text:p>Hawaii_Assessment_Final_GIF/Hawaii_LandCarbon_Assessment.ssim.output/Scenario-6385/Spatial/It0000-Ts2017-tgap-7148.tif</text:p>
          </table:table-cell>
          <table:table-cell table:formula="of:=RIGHT([.B157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17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string" calcext:value-type="string">
            <text:p>Hawaii_Assessment_Final_GIF/Hawaii_LandCarbon_Assessment.ssim.output/Scenario-6385/Spatial/It0000-Ts2018-tgap-7148.tif</text:p>
          </table:table-cell>
          <table:table-cell table:formula="of:=RIGHT([.B158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8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string" calcext:value-type="string">
            <text:p>Hawaii_Assessment_Final_GIF/Hawaii_LandCarbon_Assessment.ssim.output/Scenario-6385/Spatial/It0000-Ts2019-tgap-7148.tif</text:p>
          </table:table-cell>
          <table:table-cell table:formula="of:=RIGHT([.B159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9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48" calcext:value-type="float">
            <text:p>6548</text:p>
          </table:table-cell>
          <table:table-cell office:value-type="string" calcext:value-type="string">
            <text:p>Hawaii_Assessment_Final_GIF/Hawaii_LandCarbon_Assessment.ssim.output/Scenario-6385/Spatial/It0000-Ts2020-tgap-7148.tif</text:p>
          </table:table-cell>
          <table:table-cell table:formula="of:=RIGHT([.B160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0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string" calcext:value-type="string">
            <text:p>Hawaii_Assessment_Final_GIF/Hawaii_LandCarbon_Assessment.ssim.output/Scenario-6385/Spatial/It0000-Ts2021-tgap-7148.tif</text:p>
          </table:table-cell>
          <table:table-cell table:formula="of:=RIGHT([.B161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21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string" calcext:value-type="string">
            <text:p>Hawaii_Assessment_Final_GIF/Hawaii_LandCarbon_Assessment.ssim.output/Scenario-6385/Spatial/It0000-Ts2022-tgap-7148.tif</text:p>
          </table:table-cell>
          <table:table-cell table:formula="of:=RIGHT([.B162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2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72" calcext:value-type="float">
            <text:p>6572</text:p>
          </table:table-cell>
          <table:table-cell office:value-type="string" calcext:value-type="string">
            <text:p>Hawaii_Assessment_Final_GIF/Hawaii_LandCarbon_Assessment.ssim.output/Scenario-6385/Spatial/It0000-Ts2023-tgap-7148.tif</text:p>
          </table:table-cell>
          <table:table-cell table:formula="of:=RIGHT([.B163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3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string" calcext:value-type="string">
            <text:p>Hawaii_Assessment_Final_GIF/Hawaii_LandCarbon_Assessment.ssim.output/Scenario-6385/Spatial/It0000-Ts2024-tgap-7148.tif</text:p>
          </table:table-cell>
          <table:table-cell table:formula="of:=RIGHT([.B164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4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string" calcext:value-type="string">
            <text:p>Hawaii_Assessment_Final_GIF/Hawaii_LandCarbon_Assessment.ssim.output/Scenario-6385/Spatial/It0000-Ts2025-tgap-7148.tif</text:p>
          </table:table-cell>
          <table:table-cell table:formula="of:=RIGHT([.B165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5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string" calcext:value-type="string">
            <text:p>Hawaii_Assessment_Final_GIF/Hawaii_LandCarbon_Assessment.ssim.output/Scenario-6385/Spatial/It0000-Ts2026-tgap-7148.tif</text:p>
          </table:table-cell>
          <table:table-cell table:formula="of:=RIGHT([.B166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6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string" calcext:value-type="string">
            <text:p>Hawaii_Assessment_Final_GIF/Hawaii_LandCarbon_Assessment.ssim.output/Scenario-6385/Spatial/It0000-Ts2027-tgap-7148.tif</text:p>
          </table:table-cell>
          <table:table-cell table:formula="of:=RIGHT([.B167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7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string" calcext:value-type="string">
            <text:p>Hawaii_Assessment_Final_GIF/Hawaii_LandCarbon_Assessment.ssim.output/Scenario-6385/Spatial/It0000-Ts2028-tgap-7148.tif</text:p>
          </table:table-cell>
          <table:table-cell table:formula="of:=RIGHT([.B168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8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string" calcext:value-type="string">
            <text:p>Hawaii_Assessment_Final_GIF/Hawaii_LandCarbon_Assessment.ssim.output/Scenario-6385/Spatial/It0000-Ts2029-tgap-7148.tif</text:p>
          </table:table-cell>
          <table:table-cell table:formula="of:=RIGHT([.B169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29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string" calcext:value-type="string">
            <text:p>Hawaii_Assessment_Final_GIF/Hawaii_LandCarbon_Assessment.ssim.output/Scenario-6385/Spatial/It0000-Ts2030-tgap-7148.tif</text:p>
          </table:table-cell>
          <table:table-cell table:formula="of:=RIGHT([.B170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0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string" calcext:value-type="string">
            <text:p>Hawaii_Assessment_Final_GIF/Hawaii_LandCarbon_Assessment.ssim.output/Scenario-6385/Spatial/It0000-Ts2031-tgap-7148.tif</text:p>
          </table:table-cell>
          <table:table-cell table:formula="of:=RIGHT([.B171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1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string" calcext:value-type="string">
            <text:p>Hawaii_Assessment_Final_GIF/Hawaii_LandCarbon_Assessment.ssim.output/Scenario-6385/Spatial/It0000-Ts2032-tgap-7148.tif</text:p>
          </table:table-cell>
          <table:table-cell table:formula="of:=RIGHT([.B172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2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string" calcext:value-type="string">
            <text:p>Hawaii_Assessment_Final_GIF/Hawaii_LandCarbon_Assessment.ssim.output/Scenario-6385/Spatial/It0000-Ts2033-tgap-7148.tif</text:p>
          </table:table-cell>
          <table:table-cell table:formula="of:=RIGHT([.B173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3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string" calcext:value-type="string">
            <text:p>Hawaii_Assessment_Final_GIF/Hawaii_LandCarbon_Assessment.ssim.output/Scenario-6385/Spatial/It0000-Ts2034-tgap-7148.tif</text:p>
          </table:table-cell>
          <table:table-cell table:formula="of:=RIGHT([.B174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4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string" calcext:value-type="string">
            <text:p>Hawaii_Assessment_Final_GIF/Hawaii_LandCarbon_Assessment.ssim.output/Scenario-6385/Spatial/It0000-Ts2035-tgap-7148.tif</text:p>
          </table:table-cell>
          <table:table-cell table:formula="of:=RIGHT([.B175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5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string" calcext:value-type="string">
            <text:p>Hawaii_Assessment_Final_GIF/Hawaii_LandCarbon_Assessment.ssim.output/Scenario-6385/Spatial/It0000-Ts2036-tgap-7148.tif</text:p>
          </table:table-cell>
          <table:table-cell table:formula="of:=RIGHT([.B176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6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4" calcext:value-type="float">
            <text:p>6684</text:p>
          </table:table-cell>
          <table:table-cell office:value-type="string" calcext:value-type="string">
            <text:p>Hawaii_Assessment_Final_GIF/Hawaii_LandCarbon_Assessment.ssim.output/Scenario-6385/Spatial/It0000-Ts2037-tgap-7148.tif</text:p>
          </table:table-cell>
          <table:table-cell table:formula="of:=RIGHT([.B177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7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2" calcext:value-type="float">
            <text:p>6692</text:p>
          </table:table-cell>
          <table:table-cell office:value-type="string" calcext:value-type="string">
            <text:p>Hawaii_Assessment_Final_GIF/Hawaii_LandCarbon_Assessment.ssim.output/Scenario-6385/Spatial/It0000-Ts2038-tgap-7148.tif</text:p>
          </table:table-cell>
          <table:table-cell table:formula="of:=RIGHT([.B178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8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string" calcext:value-type="string">
            <text:p>Hawaii_Assessment_Final_GIF/Hawaii_LandCarbon_Assessment.ssim.output/Scenario-6385/Spatial/It0000-Ts2039-tgap-7148.tif</text:p>
          </table:table-cell>
          <table:table-cell table:formula="of:=RIGHT([.B179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9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08" calcext:value-type="float">
            <text:p>6708</text:p>
          </table:table-cell>
          <table:table-cell office:value-type="string" calcext:value-type="string">
            <text:p>Hawaii_Assessment_Final_GIF/Hawaii_LandCarbon_Assessment.ssim.output/Scenario-6385/Spatial/It0000-Ts2040-tgap-7148.tif</text:p>
          </table:table-cell>
          <table:table-cell table:formula="of:=RIGHT([.B180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0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string" calcext:value-type="string">
            <text:p>Hawaii_Assessment_Final_GIF/Hawaii_LandCarbon_Assessment.ssim.output/Scenario-6385/Spatial/It0000-Ts2041-tgap-7148.tif</text:p>
          </table:table-cell>
          <table:table-cell table:formula="of:=RIGHT([.B181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1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4" calcext:value-type="float">
            <text:p>6724</text:p>
          </table:table-cell>
          <table:table-cell office:value-type="string" calcext:value-type="string">
            <text:p>Hawaii_Assessment_Final_GIF/Hawaii_LandCarbon_Assessment.ssim.output/Scenario-6385/Spatial/It0000-Ts2042-tgap-7148.tif</text:p>
          </table:table-cell>
          <table:table-cell table:formula="of:=RIGHT([.B182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2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32" calcext:value-type="float">
            <text:p>6732</text:p>
          </table:table-cell>
          <table:table-cell office:value-type="string" calcext:value-type="string">
            <text:p>Hawaii_Assessment_Final_GIF/Hawaii_LandCarbon_Assessment.ssim.output/Scenario-6385/Spatial/It0000-Ts2043-tgap-7148.tif</text:p>
          </table:table-cell>
          <table:table-cell table:formula="of:=RIGHT([.B183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3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string" calcext:value-type="string">
            <text:p>Hawaii_Assessment_Final_GIF/Hawaii_LandCarbon_Assessment.ssim.output/Scenario-6385/Spatial/It0000-Ts2044-tgap-7148.tif</text:p>
          </table:table-cell>
          <table:table-cell table:formula="of:=RIGHT([.B184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4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48" calcext:value-type="float">
            <text:p>6748</text:p>
          </table:table-cell>
          <table:table-cell office:value-type="string" calcext:value-type="string">
            <text:p>Hawaii_Assessment_Final_GIF/Hawaii_LandCarbon_Assessment.ssim.output/Scenario-6385/Spatial/It0000-Ts2045-tgap-7148.tif</text:p>
          </table:table-cell>
          <table:table-cell table:formula="of:=RIGHT([.B185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5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6" calcext:value-type="float">
            <text:p>6756</text:p>
          </table:table-cell>
          <table:table-cell office:value-type="string" calcext:value-type="string">
            <text:p>Hawaii_Assessment_Final_GIF/Hawaii_LandCarbon_Assessment.ssim.output/Scenario-6385/Spatial/It0000-Ts2046-tgap-7148.tif</text:p>
          </table:table-cell>
          <table:table-cell table:formula="of:=RIGHT([.B186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6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4" calcext:value-type="float">
            <text:p>6764</text:p>
          </table:table-cell>
          <table:table-cell office:value-type="string" calcext:value-type="string">
            <text:p>Hawaii_Assessment_Final_GIF/Hawaii_LandCarbon_Assessment.ssim.output/Scenario-6385/Spatial/It0000-Ts2047-tgap-7148.tif</text:p>
          </table:table-cell>
          <table:table-cell table:formula="of:=RIGHT([.B187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47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72" calcext:value-type="float">
            <text:p>6772</text:p>
          </table:table-cell>
          <table:table-cell office:value-type="string" calcext:value-type="string">
            <text:p>Hawaii_Assessment_Final_GIF/Hawaii_LandCarbon_Assessment.ssim.output/Scenario-6385/Spatial/It0000-Ts2048-tgap-7148.tif</text:p>
          </table:table-cell>
          <table:table-cell table:formula="of:=RIGHT([.B188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8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string" calcext:value-type="string">
            <text:p>Hawaii_Assessment_Final_GIF/Hawaii_LandCarbon_Assessment.ssim.output/Scenario-6385/Spatial/It0000-Ts2049-tgap-7148.tif</text:p>
          </table:table-cell>
          <table:table-cell table:formula="of:=RIGHT([.B189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9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88" calcext:value-type="float">
            <text:p>6788</text:p>
          </table:table-cell>
          <table:table-cell office:value-type="string" calcext:value-type="string">
            <text:p>Hawaii_Assessment_Final_GIF/Hawaii_LandCarbon_Assessment.ssim.output/Scenario-6385/Spatial/It0000-Ts2050-tgap-7148.tif</text:p>
          </table:table-cell>
          <table:table-cell table:formula="of:=RIGHT([.B190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0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6" calcext:value-type="float">
            <text:p>6796</text:p>
          </table:table-cell>
          <table:table-cell office:value-type="string" calcext:value-type="string">
            <text:p>Hawaii_Assessment_Final_GIF/Hawaii_LandCarbon_Assessment.ssim.output/Scenario-6385/Spatial/It0000-Ts2051-tgap-7148.tif</text:p>
          </table:table-cell>
          <table:table-cell table:formula="of:=RIGHT([.B191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51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4" calcext:value-type="float">
            <text:p>6804</text:p>
          </table:table-cell>
          <table:table-cell office:value-type="string" calcext:value-type="string">
            <text:p>Hawaii_Assessment_Final_GIF/Hawaii_LandCarbon_Assessment.ssim.output/Scenario-6385/Spatial/It0000-Ts2052-tgap-7148.tif</text:p>
          </table:table-cell>
          <table:table-cell table:formula="of:=RIGHT([.B192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2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string" calcext:value-type="string">
            <text:p>Hawaii_Assessment_Final_GIF/Hawaii_LandCarbon_Assessment.ssim.output/Scenario-6385/Spatial/It0000-Ts2053-tgap-7148.tif</text:p>
          </table:table-cell>
          <table:table-cell table:formula="of:=RIGHT([.B193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3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string" calcext:value-type="string">
            <text:p>Hawaii_Assessment_Final_GIF/Hawaii_LandCarbon_Assessment.ssim.output/Scenario-6385/Spatial/It0000-Ts2054-tgap-7148.tif</text:p>
          </table:table-cell>
          <table:table-cell table:formula="of:=RIGHT([.B194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54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string" calcext:value-type="string">
            <text:p>Hawaii_Assessment_Final_GIF/Hawaii_LandCarbon_Assessment.ssim.output/Scenario-6385/Spatial/It0000-Ts2055-tgap-7148.tif</text:p>
          </table:table-cell>
          <table:table-cell table:formula="of:=RIGHT([.B195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55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6" calcext:value-type="float">
            <text:p>6836</text:p>
          </table:table-cell>
          <table:table-cell office:value-type="string" calcext:value-type="string">
            <text:p>Hawaii_Assessment_Final_GIF/Hawaii_LandCarbon_Assessment.ssim.output/Scenario-6385/Spatial/It0000-Ts2056-tgap-7148.tif</text:p>
          </table:table-cell>
          <table:table-cell table:formula="of:=RIGHT([.B196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56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4" calcext:value-type="float">
            <text:p>6844</text:p>
          </table:table-cell>
          <table:table-cell office:value-type="string" calcext:value-type="string">
            <text:p>Hawaii_Assessment_Final_GIF/Hawaii_LandCarbon_Assessment.ssim.output/Scenario-6385/Spatial/It0000-Ts2057-tgap-7148.tif</text:p>
          </table:table-cell>
          <table:table-cell table:formula="of:=RIGHT([.B197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7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2" calcext:value-type="float">
            <text:p>6852</text:p>
          </table:table-cell>
          <table:table-cell office:value-type="string" calcext:value-type="string">
            <text:p>Hawaii_Assessment_Final_GIF/Hawaii_LandCarbon_Assessment.ssim.output/Scenario-6385/Spatial/It0000-Ts2058-tgap-7148.tif</text:p>
          </table:table-cell>
          <table:table-cell table:formula="of:=RIGHT([.B198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8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string" calcext:value-type="string">
            <text:p>Hawaii_Assessment_Final_GIF/Hawaii_LandCarbon_Assessment.ssim.output/Scenario-6385/Spatial/It0000-Ts2059-tgap-7148.tif</text:p>
          </table:table-cell>
          <table:table-cell table:formula="of:=RIGHT([.B199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59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8" calcext:value-type="float">
            <text:p>6868</text:p>
          </table:table-cell>
          <table:table-cell office:value-type="string" calcext:value-type="string">
            <text:p>Hawaii_Assessment_Final_GIF/Hawaii_LandCarbon_Assessment.ssim.output/Scenario-6385/Spatial/It0000-Ts2060-tgap-7148.tif</text:p>
          </table:table-cell>
          <table:table-cell table:formula="of:=RIGHT([.B200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60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6" calcext:value-type="float">
            <text:p>6876</text:p>
          </table:table-cell>
          <table:table-cell office:value-type="string" calcext:value-type="string">
            <text:p>Hawaii_Assessment_Final_GIF/Hawaii_LandCarbon_Assessment.ssim.output/Scenario-6385/Spatial/It0000-Ts2061-tgap-7148.tif</text:p>
          </table:table-cell>
          <table:table-cell table:formula="of:=RIGHT([.B201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61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string" calcext:value-type="string">
            <text:p>Hawaii_Assessment_Final_GIF/Hawaii_LandCarbon_Assessment.ssim.output/Scenario-6385/Spatial/It0000-Ts2012-tgap-7151.tif</text:p>
          </table:table-cell>
          <table:table-cell table:formula="of:=RIGHT([.B202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2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string" calcext:value-type="string">
            <text:p>Hawaii_Assessment_Final_GIF/Hawaii_LandCarbon_Assessment.ssim.output/Scenario-6385/Spatial/It0000-Ts2013-tgap-7151.tif</text:p>
          </table:table-cell>
          <table:table-cell table:formula="of:=RIGHT([.B203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3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string" calcext:value-type="string">
            <text:p>Hawaii_Assessment_Final_GIF/Hawaii_LandCarbon_Assessment.ssim.output/Scenario-6385/Spatial/It0000-Ts2014-tgap-7151.tif</text:p>
          </table:table-cell>
          <table:table-cell table:formula="of:=RIGHT([.B204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4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string" calcext:value-type="string">
            <text:p>Hawaii_Assessment_Final_GIF/Hawaii_LandCarbon_Assessment.ssim.output/Scenario-6385/Spatial/It0000-Ts2015-tgap-7151.tif</text:p>
          </table:table-cell>
          <table:table-cell table:formula="of:=RIGHT([.B205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5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string" calcext:value-type="string">
            <text:p>Hawaii_Assessment_Final_GIF/Hawaii_LandCarbon_Assessment.ssim.output/Scenario-6385/Spatial/It0000-Ts2016-tgap-7151.tif</text:p>
          </table:table-cell>
          <table:table-cell table:formula="of:=RIGHT([.B206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16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string" calcext:value-type="string">
            <text:p>Hawaii_Assessment_Final_GIF/Hawaii_LandCarbon_Assessment.ssim.output/Scenario-6385/Spatial/It0000-Ts2017-tgap-7151.tif</text:p>
          </table:table-cell>
          <table:table-cell table:formula="of:=RIGHT([.B207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17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string" calcext:value-type="string">
            <text:p>Hawaii_Assessment_Final_GIF/Hawaii_LandCarbon_Assessment.ssim.output/Scenario-6385/Spatial/It0000-Ts2018-tgap-7151.tif</text:p>
          </table:table-cell>
          <table:table-cell table:formula="of:=RIGHT([.B208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8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string" calcext:value-type="string">
            <text:p>Hawaii_Assessment_Final_GIF/Hawaii_LandCarbon_Assessment.ssim.output/Scenario-6385/Spatial/It0000-Ts2019-tgap-7151.tif</text:p>
          </table:table-cell>
          <table:table-cell table:formula="of:=RIGHT([.B209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9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string" calcext:value-type="string">
            <text:p>Hawaii_Assessment_Final_GIF/Hawaii_LandCarbon_Assessment.ssim.output/Scenario-6385/Spatial/It0000-Ts2020-tgap-7151.tif</text:p>
          </table:table-cell>
          <table:table-cell table:formula="of:=RIGHT([.B210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0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string" calcext:value-type="string">
            <text:p>Hawaii_Assessment_Final_GIF/Hawaii_LandCarbon_Assessment.ssim.output/Scenario-6385/Spatial/It0000-Ts2021-tgap-7151.tif</text:p>
          </table:table-cell>
          <table:table-cell table:formula="of:=RIGHT([.B211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1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string" calcext:value-type="string">
            <text:p>Hawaii_Assessment_Final_GIF/Hawaii_LandCarbon_Assessment.ssim.output/Scenario-6385/Spatial/It0000-Ts2022-tgap-7151.tif</text:p>
          </table:table-cell>
          <table:table-cell table:formula="of:=RIGHT([.B212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2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73" calcext:value-type="float">
            <text:p>6573</text:p>
          </table:table-cell>
          <table:table-cell office:value-type="string" calcext:value-type="string">
            <text:p>Hawaii_Assessment_Final_GIF/Hawaii_LandCarbon_Assessment.ssim.output/Scenario-6385/Spatial/It0000-Ts2023-tgap-7151.tif</text:p>
          </table:table-cell>
          <table:table-cell table:formula="of:=RIGHT([.B213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3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string" calcext:value-type="string">
            <text:p>Hawaii_Assessment_Final_GIF/Hawaii_LandCarbon_Assessment.ssim.output/Scenario-6385/Spatial/It0000-Ts2024-tgap-7151.tif</text:p>
          </table:table-cell>
          <table:table-cell table:formula="of:=RIGHT([.B214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4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string" calcext:value-type="string">
            <text:p>Hawaii_Assessment_Final_GIF/Hawaii_LandCarbon_Assessment.ssim.output/Scenario-6385/Spatial/It0000-Ts2025-tgap-7151.tif</text:p>
          </table:table-cell>
          <table:table-cell table:formula="of:=RIGHT([.B215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25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7" calcext:value-type="float">
            <text:p>6597</text:p>
          </table:table-cell>
          <table:table-cell office:value-type="string" calcext:value-type="string">
            <text:p>Hawaii_Assessment_Final_GIF/Hawaii_LandCarbon_Assessment.ssim.output/Scenario-6385/Spatial/It0000-Ts2026-tgap-7151.tif</text:p>
          </table:table-cell>
          <table:table-cell table:formula="of:=RIGHT([.B216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6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string" calcext:value-type="string">
            <text:p>Hawaii_Assessment_Final_GIF/Hawaii_LandCarbon_Assessment.ssim.output/Scenario-6385/Spatial/It0000-Ts2027-tgap-7151.tif</text:p>
          </table:table-cell>
          <table:table-cell table:formula="of:=RIGHT([.B217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7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string" calcext:value-type="string">
            <text:p>Hawaii_Assessment_Final_GIF/Hawaii_LandCarbon_Assessment.ssim.output/Scenario-6385/Spatial/It0000-Ts2028-tgap-7151.tif</text:p>
          </table:table-cell>
          <table:table-cell table:formula="of:=RIGHT([.B218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28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string" calcext:value-type="string">
            <text:p>Hawaii_Assessment_Final_GIF/Hawaii_LandCarbon_Assessment.ssim.output/Scenario-6385/Spatial/It0000-Ts2029-tgap-7151.tif</text:p>
          </table:table-cell>
          <table:table-cell table:formula="of:=RIGHT([.B219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9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string" calcext:value-type="string">
            <text:p>Hawaii_Assessment_Final_GIF/Hawaii_LandCarbon_Assessment.ssim.output/Scenario-6385/Spatial/It0000-Ts2030-tgap-7151.tif</text:p>
          </table:table-cell>
          <table:table-cell table:formula="of:=RIGHT([.B220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0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string" calcext:value-type="string">
            <text:p>Hawaii_Assessment_Final_GIF/Hawaii_LandCarbon_Assessment.ssim.output/Scenario-6385/Spatial/It0000-Ts2031-tgap-7151.tif</text:p>
          </table:table-cell>
          <table:table-cell table:formula="of:=RIGHT([.B221];8)" office:value-type="string" office:string-value="7151.tif" calcext:value-type="string">
            <text:p>7151.ti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6385-it0000-ts2031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string" calcext:value-type="string">
            <text:p>Hawaii_Assessment_Final_GIF/Hawaii_LandCarbon_Assessment.ssim.output/Scenario-6385/Spatial/It0000-Ts2032-tgap-7151.tif</text:p>
          </table:table-cell>
          <table:table-cell table:formula="of:=RIGHT([.B222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2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string" calcext:value-type="string">
            <text:p>Hawaii_Assessment_Final_GIF/Hawaii_LandCarbon_Assessment.ssim.output/Scenario-6385/Spatial/It0000-Ts2033-tgap-7151.tif</text:p>
          </table:table-cell>
          <table:table-cell table:formula="of:=RIGHT([.B223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3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string" calcext:value-type="string">
            <text:p>Hawaii_Assessment_Final_GIF/Hawaii_LandCarbon_Assessment.ssim.output/Scenario-6385/Spatial/It0000-Ts2034-tgap-7151.tif</text:p>
          </table:table-cell>
          <table:table-cell table:formula="of:=RIGHT([.B224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4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69" calcext:value-type="float">
            <text:p>6669</text:p>
          </table:table-cell>
          <table:table-cell office:value-type="string" calcext:value-type="string">
            <text:p>Hawaii_Assessment_Final_GIF/Hawaii_LandCarbon_Assessment.ssim.output/Scenario-6385/Spatial/It0000-Ts2035-tgap-7151.tif</text:p>
          </table:table-cell>
          <table:table-cell table:formula="of:=RIGHT([.B225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5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string" calcext:value-type="string">
            <text:p>Hawaii_Assessment_Final_GIF/Hawaii_LandCarbon_Assessment.ssim.output/Scenario-6385/Spatial/It0000-Ts2036-tgap-7151.tif</text:p>
          </table:table-cell>
          <table:table-cell table:formula="of:=RIGHT([.B226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6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string" calcext:value-type="string">
            <text:p>Hawaii_Assessment_Final_GIF/Hawaii_LandCarbon_Assessment.ssim.output/Scenario-6385/Spatial/It0000-Ts2037-tgap-7151.tif</text:p>
          </table:table-cell>
          <table:table-cell table:formula="of:=RIGHT([.B227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7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3" calcext:value-type="float">
            <text:p>6693</text:p>
          </table:table-cell>
          <table:table-cell office:value-type="string" calcext:value-type="string">
            <text:p>Hawaii_Assessment_Final_GIF/Hawaii_LandCarbon_Assessment.ssim.output/Scenario-6385/Spatial/It0000-Ts2038-tgap-7151.tif</text:p>
          </table:table-cell>
          <table:table-cell table:formula="of:=RIGHT([.B228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8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string" calcext:value-type="string">
            <text:p>Hawaii_Assessment_Final_GIF/Hawaii_LandCarbon_Assessment.ssim.output/Scenario-6385/Spatial/It0000-Ts2039-tgap-7151.tif</text:p>
          </table:table-cell>
          <table:table-cell table:formula="of:=RIGHT([.B229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9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string" calcext:value-type="string">
            <text:p>Hawaii_Assessment_Final_GIF/Hawaii_LandCarbon_Assessment.ssim.output/Scenario-6385/Spatial/It0000-Ts2040-tgap-7151.tif</text:p>
          </table:table-cell>
          <table:table-cell table:formula="of:=RIGHT([.B230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0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7" calcext:value-type="float">
            <text:p>6717</text:p>
          </table:table-cell>
          <table:table-cell office:value-type="string" calcext:value-type="string">
            <text:p>Hawaii_Assessment_Final_GIF/Hawaii_LandCarbon_Assessment.ssim.output/Scenario-6385/Spatial/It0000-Ts2041-tgap-7151.tif</text:p>
          </table:table-cell>
          <table:table-cell table:formula="of:=RIGHT([.B231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1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5" calcext:value-type="float">
            <text:p>6725</text:p>
          </table:table-cell>
          <table:table-cell office:value-type="string" calcext:value-type="string">
            <text:p>Hawaii_Assessment_Final_GIF/Hawaii_LandCarbon_Assessment.ssim.output/Scenario-6385/Spatial/It0000-Ts2042-tgap-7151.tif</text:p>
          </table:table-cell>
          <table:table-cell table:formula="of:=RIGHT([.B232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2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33" calcext:value-type="float">
            <text:p>6733</text:p>
          </table:table-cell>
          <table:table-cell office:value-type="string" calcext:value-type="string">
            <text:p>Hawaii_Assessment_Final_GIF/Hawaii_LandCarbon_Assessment.ssim.output/Scenario-6385/Spatial/It0000-Ts2043-tgap-7151.tif</text:p>
          </table:table-cell>
          <table:table-cell table:formula="of:=RIGHT([.B233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3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41" calcext:value-type="float">
            <text:p>6741</text:p>
          </table:table-cell>
          <table:table-cell office:value-type="string" calcext:value-type="string">
            <text:p>Hawaii_Assessment_Final_GIF/Hawaii_LandCarbon_Assessment.ssim.output/Scenario-6385/Spatial/It0000-Ts2044-tgap-7151.tif</text:p>
          </table:table-cell>
          <table:table-cell table:formula="of:=RIGHT([.B234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4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string" calcext:value-type="string">
            <text:p>Hawaii_Assessment_Final_GIF/Hawaii_LandCarbon_Assessment.ssim.output/Scenario-6385/Spatial/It0000-Ts2045-tgap-7151.tif</text:p>
          </table:table-cell>
          <table:table-cell table:formula="of:=RIGHT([.B235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5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7" calcext:value-type="float">
            <text:p>6757</text:p>
          </table:table-cell>
          <table:table-cell office:value-type="string" calcext:value-type="string">
            <text:p>Hawaii_Assessment_Final_GIF/Hawaii_LandCarbon_Assessment.ssim.output/Scenario-6385/Spatial/It0000-Ts2046-tgap-7151.tif</text:p>
          </table:table-cell>
          <table:table-cell table:formula="of:=RIGHT([.B236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6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5" calcext:value-type="float">
            <text:p>6765</text:p>
          </table:table-cell>
          <table:table-cell office:value-type="string" calcext:value-type="string">
            <text:p>Hawaii_Assessment_Final_GIF/Hawaii_LandCarbon_Assessment.ssim.output/Scenario-6385/Spatial/It0000-Ts2047-tgap-7151.tif</text:p>
          </table:table-cell>
          <table:table-cell table:formula="of:=RIGHT([.B237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7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73" calcext:value-type="float">
            <text:p>6773</text:p>
          </table:table-cell>
          <table:table-cell office:value-type="string" calcext:value-type="string">
            <text:p>Hawaii_Assessment_Final_GIF/Hawaii_LandCarbon_Assessment.ssim.output/Scenario-6385/Spatial/It0000-Ts2048-tgap-7151.tif</text:p>
          </table:table-cell>
          <table:table-cell table:formula="of:=RIGHT([.B238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8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string" calcext:value-type="string">
            <text:p>Hawaii_Assessment_Final_GIF/Hawaii_LandCarbon_Assessment.ssim.output/Scenario-6385/Spatial/It0000-Ts2049-tgap-7151.tif</text:p>
          </table:table-cell>
          <table:table-cell table:formula="of:=RIGHT([.B239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9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89" calcext:value-type="float">
            <text:p>6789</text:p>
          </table:table-cell>
          <table:table-cell office:value-type="string" calcext:value-type="string">
            <text:p>Hawaii_Assessment_Final_GIF/Hawaii_LandCarbon_Assessment.ssim.output/Scenario-6385/Spatial/It0000-Ts2050-tgap-7151.tif</text:p>
          </table:table-cell>
          <table:table-cell table:formula="of:=RIGHT([.B240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0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7" calcext:value-type="float">
            <text:p>6797</text:p>
          </table:table-cell>
          <table:table-cell office:value-type="string" calcext:value-type="string">
            <text:p>Hawaii_Assessment_Final_GIF/Hawaii_LandCarbon_Assessment.ssim.output/Scenario-6385/Spatial/It0000-Ts2051-tgap-7151.tif</text:p>
          </table:table-cell>
          <table:table-cell table:formula="of:=RIGHT([.B241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1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string" calcext:value-type="string">
            <text:p>Hawaii_Assessment_Final_GIF/Hawaii_LandCarbon_Assessment.ssim.output/Scenario-6385/Spatial/It0000-Ts2052-tgap-7151.tif</text:p>
          </table:table-cell>
          <table:table-cell table:formula="of:=RIGHT([.B242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2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string" calcext:value-type="string">
            <text:p>Hawaii_Assessment_Final_GIF/Hawaii_LandCarbon_Assessment.ssim.output/Scenario-6385/Spatial/It0000-Ts2053-tgap-7151.tif</text:p>
          </table:table-cell>
          <table:table-cell table:formula="of:=RIGHT([.B243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3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string" calcext:value-type="string">
            <text:p>Hawaii_Assessment_Final_GIF/Hawaii_LandCarbon_Assessment.ssim.output/Scenario-6385/Spatial/It0000-Ts2054-tgap-7151.tif</text:p>
          </table:table-cell>
          <table:table-cell table:formula="of:=RIGHT([.B244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54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29" calcext:value-type="float">
            <text:p>6829</text:p>
          </table:table-cell>
          <table:table-cell office:value-type="string" calcext:value-type="string">
            <text:p>Hawaii_Assessment_Final_GIF/Hawaii_LandCarbon_Assessment.ssim.output/Scenario-6385/Spatial/It0000-Ts2055-tgap-7151.tif</text:p>
          </table:table-cell>
          <table:table-cell table:formula="of:=RIGHT([.B245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5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7" calcext:value-type="float">
            <text:p>6837</text:p>
          </table:table-cell>
          <table:table-cell office:value-type="string" calcext:value-type="string">
            <text:p>Hawaii_Assessment_Final_GIF/Hawaii_LandCarbon_Assessment.ssim.output/Scenario-6385/Spatial/It0000-Ts2056-tgap-7151.tif</text:p>
          </table:table-cell>
          <table:table-cell table:formula="of:=RIGHT([.B246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6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5" calcext:value-type="float">
            <text:p>6845</text:p>
          </table:table-cell>
          <table:table-cell office:value-type="string" calcext:value-type="string">
            <text:p>Hawaii_Assessment_Final_GIF/Hawaii_LandCarbon_Assessment.ssim.output/Scenario-6385/Spatial/It0000-Ts2057-tgap-7151.tif</text:p>
          </table:table-cell>
          <table:table-cell table:formula="of:=RIGHT([.B247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7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3" calcext:value-type="float">
            <text:p>6853</text:p>
          </table:table-cell>
          <table:table-cell office:value-type="string" calcext:value-type="string">
            <text:p>Hawaii_Assessment_Final_GIF/Hawaii_LandCarbon_Assessment.ssim.output/Scenario-6385/Spatial/It0000-Ts2058-tgap-7151.tif</text:p>
          </table:table-cell>
          <table:table-cell table:formula="of:=RIGHT([.B248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8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1" calcext:value-type="float">
            <text:p>6861</text:p>
          </table:table-cell>
          <table:table-cell office:value-type="string" calcext:value-type="string">
            <text:p>Hawaii_Assessment_Final_GIF/Hawaii_LandCarbon_Assessment.ssim.output/Scenario-6385/Spatial/It0000-Ts2059-tgap-7151.tif</text:p>
          </table:table-cell>
          <table:table-cell table:formula="of:=RIGHT([.B249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9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9" calcext:value-type="float">
            <text:p>6869</text:p>
          </table:table-cell>
          <table:table-cell office:value-type="string" calcext:value-type="string">
            <text:p>Hawaii_Assessment_Final_GIF/Hawaii_LandCarbon_Assessment.ssim.output/Scenario-6385/Spatial/It0000-Ts2060-tgap-7151.tif</text:p>
          </table:table-cell>
          <table:table-cell table:formula="of:=RIGHT([.B250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60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7" calcext:value-type="float">
            <text:p>6877</text:p>
          </table:table-cell>
          <table:table-cell office:value-type="string" calcext:value-type="string">
            <text:p>Hawaii_Assessment_Final_GIF/Hawaii_LandCarbon_Assessment.ssim.output/Scenario-6385/Spatial/It0000-Ts2061-tgap-7151.tif</text:p>
          </table:table-cell>
          <table:table-cell table:formula="of:=RIGHT([.B251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61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string" calcext:value-type="string">
            <text:p>Hawaii_Assessment_Final_GIF/Hawaii_LandCarbon_Assessment.ssim.output/Scenario-6385/Spatial/It0000-Ts2012-tgap-7158.tif</text:p>
          </table:table-cell>
          <table:table-cell table:formula="of:=RIGHT([.B252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12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string" calcext:value-type="string">
            <text:p>Hawaii_Assessment_Final_GIF/Hawaii_LandCarbon_Assessment.ssim.output/Scenario-6385/Spatial/It0000-Ts2013-tgap-7158.tif</text:p>
          </table:table-cell>
          <table:table-cell table:formula="of:=RIGHT([.B253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13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string" calcext:value-type="string">
            <text:p>Hawaii_Assessment_Final_GIF/Hawaii_LandCarbon_Assessment.ssim.output/Scenario-6385/Spatial/It0000-Ts2014-tgap-7158.tif</text:p>
          </table:table-cell>
          <table:table-cell table:formula="of:=RIGHT([.B254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14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string" calcext:value-type="string">
            <text:p>Hawaii_Assessment_Final_GIF/Hawaii_LandCarbon_Assessment.ssim.output/Scenario-6385/Spatial/It0000-Ts2015-tgap-7158.tif</text:p>
          </table:table-cell>
          <table:table-cell table:formula="of:=RIGHT([.B255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5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string" calcext:value-type="string">
            <text:p>Hawaii_Assessment_Final_GIF/Hawaii_LandCarbon_Assessment.ssim.output/Scenario-6385/Spatial/It0000-Ts2016-tgap-7158.tif</text:p>
          </table:table-cell>
          <table:table-cell table:formula="of:=RIGHT([.B256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16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string" calcext:value-type="string">
            <text:p>Hawaii_Assessment_Final_GIF/Hawaii_LandCarbon_Assessment.ssim.output/Scenario-6385/Spatial/It0000-Ts2017-tgap-7158.tif</text:p>
          </table:table-cell>
          <table:table-cell table:formula="of:=RIGHT([.B257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7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string" calcext:value-type="string">
            <text:p>Hawaii_Assessment_Final_GIF/Hawaii_LandCarbon_Assessment.ssim.output/Scenario-6385/Spatial/It0000-Ts2018-tgap-7158.tif</text:p>
          </table:table-cell>
          <table:table-cell table:formula="of:=RIGHT([.B258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8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string" calcext:value-type="string">
            <text:p>Hawaii_Assessment_Final_GIF/Hawaii_LandCarbon_Assessment.ssim.output/Scenario-6385/Spatial/It0000-Ts2019-tgap-7158.tif</text:p>
          </table:table-cell>
          <table:table-cell table:formula="of:=RIGHT([.B259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19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string" calcext:value-type="string">
            <text:p>Hawaii_Assessment_Final_GIF/Hawaii_LandCarbon_Assessment.ssim.output/Scenario-6385/Spatial/It0000-Ts2020-tgap-7158.tif</text:p>
          </table:table-cell>
          <table:table-cell table:formula="of:=RIGHT([.B260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20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8" calcext:value-type="float">
            <text:p>6558</text:p>
          </table:table-cell>
          <table:table-cell office:value-type="string" calcext:value-type="string">
            <text:p>Hawaii_Assessment_Final_GIF/Hawaii_LandCarbon_Assessment.ssim.output/Scenario-6385/Spatial/It0000-Ts2021-tgap-7158.tif</text:p>
          </table:table-cell>
          <table:table-cell table:formula="of:=RIGHT([.B261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21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string" calcext:value-type="string">
            <text:p>Hawaii_Assessment_Final_GIF/Hawaii_LandCarbon_Assessment.ssim.output/Scenario-6385/Spatial/It0000-Ts2022-tgap-7158.tif</text:p>
          </table:table-cell>
          <table:table-cell table:formula="of:=RIGHT([.B262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2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74" calcext:value-type="float">
            <text:p>6574</text:p>
          </table:table-cell>
          <table:table-cell office:value-type="string" calcext:value-type="string">
            <text:p>Hawaii_Assessment_Final_GIF/Hawaii_LandCarbon_Assessment.ssim.output/Scenario-6385/Spatial/It0000-Ts2023-tgap-7158.tif</text:p>
          </table:table-cell>
          <table:table-cell table:formula="of:=RIGHT([.B263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3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string" calcext:value-type="string">
            <text:p>Hawaii_Assessment_Final_GIF/Hawaii_LandCarbon_Assessment.ssim.output/Scenario-6385/Spatial/It0000-Ts2024-tgap-7158.tif</text:p>
          </table:table-cell>
          <table:table-cell table:formula="of:=RIGHT([.B264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4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string" calcext:value-type="string">
            <text:p>Hawaii_Assessment_Final_GIF/Hawaii_LandCarbon_Assessment.ssim.output/Scenario-6385/Spatial/It0000-Ts2025-tgap-7158.tif</text:p>
          </table:table-cell>
          <table:table-cell table:formula="of:=RIGHT([.B265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25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string" calcext:value-type="string">
            <text:p>Hawaii_Assessment_Final_GIF/Hawaii_LandCarbon_Assessment.ssim.output/Scenario-6385/Spatial/It0000-Ts2026-tgap-7158.tif</text:p>
          </table:table-cell>
          <table:table-cell table:formula="of:=RIGHT([.B266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6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string" calcext:value-type="string">
            <text:p>Hawaii_Assessment_Final_GIF/Hawaii_LandCarbon_Assessment.ssim.output/Scenario-6385/Spatial/It0000-Ts2027-tgap-7158.tif</text:p>
          </table:table-cell>
          <table:table-cell table:formula="of:=RIGHT([.B267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27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string" calcext:value-type="string">
            <text:p>Hawaii_Assessment_Final_GIF/Hawaii_LandCarbon_Assessment.ssim.output/Scenario-6385/Spatial/It0000-Ts2028-tgap-7158.tif</text:p>
          </table:table-cell>
          <table:table-cell table:formula="of:=RIGHT([.B268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8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string" calcext:value-type="string">
            <text:p>Hawaii_Assessment_Final_GIF/Hawaii_LandCarbon_Assessment.ssim.output/Scenario-6385/Spatial/It0000-Ts2029-tgap-7158.tif</text:p>
          </table:table-cell>
          <table:table-cell table:formula="of:=RIGHT([.B269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9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string" calcext:value-type="string">
            <text:p>Hawaii_Assessment_Final_GIF/Hawaii_LandCarbon_Assessment.ssim.output/Scenario-6385/Spatial/It0000-Ts2030-tgap-7158.tif</text:p>
          </table:table-cell>
          <table:table-cell table:formula="of:=RIGHT([.B270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0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8" calcext:value-type="float">
            <text:p>6638</text:p>
          </table:table-cell>
          <table:table-cell office:value-type="string" calcext:value-type="string">
            <text:p>Hawaii_Assessment_Final_GIF/Hawaii_LandCarbon_Assessment.ssim.output/Scenario-6385/Spatial/It0000-Ts2031-tgap-7158.tif</text:p>
          </table:table-cell>
          <table:table-cell table:formula="of:=RIGHT([.B271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1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string" calcext:value-type="string">
            <text:p>Hawaii_Assessment_Final_GIF/Hawaii_LandCarbon_Assessment.ssim.output/Scenario-6385/Spatial/It0000-Ts2032-tgap-7158.tif</text:p>
          </table:table-cell>
          <table:table-cell table:formula="of:=RIGHT([.B272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2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string" calcext:value-type="string">
            <text:p>Hawaii_Assessment_Final_GIF/Hawaii_LandCarbon_Assessment.ssim.output/Scenario-6385/Spatial/It0000-Ts2033-tgap-7158.tif</text:p>
          </table:table-cell>
          <table:table-cell table:formula="of:=RIGHT([.B273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3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string" calcext:value-type="string">
            <text:p>Hawaii_Assessment_Final_GIF/Hawaii_LandCarbon_Assessment.ssim.output/Scenario-6385/Spatial/It0000-Ts2034-tgap-7158.tif</text:p>
          </table:table-cell>
          <table:table-cell table:formula="of:=RIGHT([.B274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4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string" calcext:value-type="string">
            <text:p>Hawaii_Assessment_Final_GIF/Hawaii_LandCarbon_Assessment.ssim.output/Scenario-6385/Spatial/It0000-Ts2035-tgap-7158.tif</text:p>
          </table:table-cell>
          <table:table-cell table:formula="of:=RIGHT([.B275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5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string" calcext:value-type="string">
            <text:p>Hawaii_Assessment_Final_GIF/Hawaii_LandCarbon_Assessment.ssim.output/Scenario-6385/Spatial/It0000-Ts2036-tgap-7158.tif</text:p>
          </table:table-cell>
          <table:table-cell table:formula="of:=RIGHT([.B276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6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6" calcext:value-type="float">
            <text:p>6686</text:p>
          </table:table-cell>
          <table:table-cell office:value-type="string" calcext:value-type="string">
            <text:p>Hawaii_Assessment_Final_GIF/Hawaii_LandCarbon_Assessment.ssim.output/Scenario-6385/Spatial/It0000-Ts2037-tgap-7158.tif</text:p>
          </table:table-cell>
          <table:table-cell table:formula="of:=RIGHT([.B277];8)" office:value-type="string" office:string-value="7158.tif" calcext:value-type="string">
            <text:p>7158.ti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6385-it0000-ts2037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4" calcext:value-type="float">
            <text:p>6694</text:p>
          </table:table-cell>
          <table:table-cell office:value-type="string" calcext:value-type="string">
            <text:p>Hawaii_Assessment_Final_GIF/Hawaii_LandCarbon_Assessment.ssim.output/Scenario-6385/Spatial/It0000-Ts2038-tgap-7158.tif</text:p>
          </table:table-cell>
          <table:table-cell table:formula="of:=RIGHT([.B278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8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string" calcext:value-type="string">
            <text:p>Hawaii_Assessment_Final_GIF/Hawaii_LandCarbon_Assessment.ssim.output/Scenario-6385/Spatial/It0000-Ts2039-tgap-7158.tif</text:p>
          </table:table-cell>
          <table:table-cell table:formula="of:=RIGHT([.B279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9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string" calcext:value-type="string">
            <text:p>Hawaii_Assessment_Final_GIF/Hawaii_LandCarbon_Assessment.ssim.output/Scenario-6385/Spatial/It0000-Ts2040-tgap-7158.tif</text:p>
          </table:table-cell>
          <table:table-cell table:formula="of:=RIGHT([.B280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0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8" calcext:value-type="float">
            <text:p>6718</text:p>
          </table:table-cell>
          <table:table-cell office:value-type="string" calcext:value-type="string">
            <text:p>Hawaii_Assessment_Final_GIF/Hawaii_LandCarbon_Assessment.ssim.output/Scenario-6385/Spatial/It0000-Ts2041-tgap-7158.tif</text:p>
          </table:table-cell>
          <table:table-cell table:formula="of:=RIGHT([.B281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1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string" calcext:value-type="string">
            <text:p>Hawaii_Assessment_Final_GIF/Hawaii_LandCarbon_Assessment.ssim.output/Scenario-6385/Spatial/It0000-Ts2042-tgap-7158.tif</text:p>
          </table:table-cell>
          <table:table-cell table:formula="of:=RIGHT([.B282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2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34" calcext:value-type="float">
            <text:p>6734</text:p>
          </table:table-cell>
          <table:table-cell office:value-type="string" calcext:value-type="string">
            <text:p>Hawaii_Assessment_Final_GIF/Hawaii_LandCarbon_Assessment.ssim.output/Scenario-6385/Spatial/It0000-Ts2043-tgap-7158.tif</text:p>
          </table:table-cell>
          <table:table-cell table:formula="of:=RIGHT([.B283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3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string" calcext:value-type="string">
            <text:p>Hawaii_Assessment_Final_GIF/Hawaii_LandCarbon_Assessment.ssim.output/Scenario-6385/Spatial/It0000-Ts2044-tgap-7158.tif</text:p>
          </table:table-cell>
          <table:table-cell table:formula="of:=RIGHT([.B284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4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string" calcext:value-type="string">
            <text:p>Hawaii_Assessment_Final_GIF/Hawaii_LandCarbon_Assessment.ssim.output/Scenario-6385/Spatial/It0000-Ts2045-tgap-7158.tif</text:p>
          </table:table-cell>
          <table:table-cell table:formula="of:=RIGHT([.B285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5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string" calcext:value-type="string">
            <text:p>Hawaii_Assessment_Final_GIF/Hawaii_LandCarbon_Assessment.ssim.output/Scenario-6385/Spatial/It0000-Ts2046-tgap-7158.tif</text:p>
          </table:table-cell>
          <table:table-cell table:formula="of:=RIGHT([.B286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6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6" calcext:value-type="float">
            <text:p>6766</text:p>
          </table:table-cell>
          <table:table-cell office:value-type="string" calcext:value-type="string">
            <text:p>Hawaii_Assessment_Final_GIF/Hawaii_LandCarbon_Assessment.ssim.output/Scenario-6385/Spatial/It0000-Ts2047-tgap-7158.tif</text:p>
          </table:table-cell>
          <table:table-cell table:formula="of:=RIGHT([.B287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7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74" calcext:value-type="float">
            <text:p>6774</text:p>
          </table:table-cell>
          <table:table-cell office:value-type="string" calcext:value-type="string">
            <text:p>Hawaii_Assessment_Final_GIF/Hawaii_LandCarbon_Assessment.ssim.output/Scenario-6385/Spatial/It0000-Ts2048-tgap-7158.tif</text:p>
          </table:table-cell>
          <table:table-cell table:formula="of:=RIGHT([.B288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8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82" calcext:value-type="float">
            <text:p>6782</text:p>
          </table:table-cell>
          <table:table-cell office:value-type="string" calcext:value-type="string">
            <text:p>Hawaii_Assessment_Final_GIF/Hawaii_LandCarbon_Assessment.ssim.output/Scenario-6385/Spatial/It0000-Ts2049-tgap-7158.tif</text:p>
          </table:table-cell>
          <table:table-cell table:formula="of:=RIGHT([.B289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9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0" calcext:value-type="float">
            <text:p>6790</text:p>
          </table:table-cell>
          <table:table-cell office:value-type="string" calcext:value-type="string">
            <text:p>Hawaii_Assessment_Final_GIF/Hawaii_LandCarbon_Assessment.ssim.output/Scenario-6385/Spatial/It0000-Ts2050-tgap-7158.tif</text:p>
          </table:table-cell>
          <table:table-cell table:formula="of:=RIGHT([.B290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0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8" calcext:value-type="float">
            <text:p>6798</text:p>
          </table:table-cell>
          <table:table-cell office:value-type="string" calcext:value-type="string">
            <text:p>Hawaii_Assessment_Final_GIF/Hawaii_LandCarbon_Assessment.ssim.output/Scenario-6385/Spatial/It0000-Ts2051-tgap-7158.tif</text:p>
          </table:table-cell>
          <table:table-cell table:formula="of:=RIGHT([.B291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1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6" calcext:value-type="float">
            <text:p>6806</text:p>
          </table:table-cell>
          <table:table-cell office:value-type="string" calcext:value-type="string">
            <text:p>Hawaii_Assessment_Final_GIF/Hawaii_LandCarbon_Assessment.ssim.output/Scenario-6385/Spatial/It0000-Ts2052-tgap-7158.tif</text:p>
          </table:table-cell>
          <table:table-cell table:formula="of:=RIGHT([.B292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2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14" calcext:value-type="float">
            <text:p>6814</text:p>
          </table:table-cell>
          <table:table-cell office:value-type="string" calcext:value-type="string">
            <text:p>Hawaii_Assessment_Final_GIF/Hawaii_LandCarbon_Assessment.ssim.output/Scenario-6385/Spatial/It0000-Ts2053-tgap-7158.tif</text:p>
          </table:table-cell>
          <table:table-cell table:formula="of:=RIGHT([.B293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3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string" calcext:value-type="string">
            <text:p>Hawaii_Assessment_Final_GIF/Hawaii_LandCarbon_Assessment.ssim.output/Scenario-6385/Spatial/It0000-Ts2054-tgap-7158.tif</text:p>
          </table:table-cell>
          <table:table-cell table:formula="of:=RIGHT([.B294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4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string" calcext:value-type="string">
            <text:p>Hawaii_Assessment_Final_GIF/Hawaii_LandCarbon_Assessment.ssim.output/Scenario-6385/Spatial/It0000-Ts2055-tgap-7158.tif</text:p>
          </table:table-cell>
          <table:table-cell table:formula="of:=RIGHT([.B295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5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string" calcext:value-type="string">
            <text:p>Hawaii_Assessment_Final_GIF/Hawaii_LandCarbon_Assessment.ssim.output/Scenario-6385/Spatial/It0000-Ts2056-tgap-7158.tif</text:p>
          </table:table-cell>
          <table:table-cell table:formula="of:=RIGHT([.B296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6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6" calcext:value-type="float">
            <text:p>6846</text:p>
          </table:table-cell>
          <table:table-cell office:value-type="string" calcext:value-type="string">
            <text:p>Hawaii_Assessment_Final_GIF/Hawaii_LandCarbon_Assessment.ssim.output/Scenario-6385/Spatial/It0000-Ts2057-tgap-7158.tif</text:p>
          </table:table-cell>
          <table:table-cell table:formula="of:=RIGHT([.B297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7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4" calcext:value-type="float">
            <text:p>6854</text:p>
          </table:table-cell>
          <table:table-cell office:value-type="string" calcext:value-type="string">
            <text:p>Hawaii_Assessment_Final_GIF/Hawaii_LandCarbon_Assessment.ssim.output/Scenario-6385/Spatial/It0000-Ts2058-tgap-7158.tif</text:p>
          </table:table-cell>
          <table:table-cell table:formula="of:=RIGHT([.B298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8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2" calcext:value-type="float">
            <text:p>6862</text:p>
          </table:table-cell>
          <table:table-cell office:value-type="string" calcext:value-type="string">
            <text:p>Hawaii_Assessment_Final_GIF/Hawaii_LandCarbon_Assessment.ssim.output/Scenario-6385/Spatial/It0000-Ts2059-tgap-7158.tif</text:p>
          </table:table-cell>
          <table:table-cell table:formula="of:=RIGHT([.B299];8)" office:value-type="string" office:string-value="7158.tif" calcext:value-type="string">
            <text:p>7158.ti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6385-it0000-ts2059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string" calcext:value-type="string">
            <text:p>Hawaii_Assessment_Final_GIF/Hawaii_LandCarbon_Assessment.ssim.output/Scenario-6385/Spatial/It0000-Ts2060-tgap-7158.tif</text:p>
          </table:table-cell>
          <table:table-cell table:formula="of:=RIGHT([.B300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60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8" calcext:value-type="float">
            <text:p>6878</text:p>
          </table:table-cell>
          <table:table-cell office:value-type="string" calcext:value-type="string">
            <text:p>Hawaii_Assessment_Final_GIF/Hawaii_LandCarbon_Assessment.ssim.output/Scenario-6385/Spatial/It0000-Ts2061-tgap-7158.tif</text:p>
          </table:table-cell>
          <table:table-cell table:formula="of:=RIGHT([.B301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61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string" calcext:value-type="string">
            <text:p>Hawaii_Assessment_Final_GIF/Hawaii_LandCarbon_Assessment.ssim.output/Scenario-6385/Spatial/It0000-Ts2012-tgap-7171.tif</text:p>
          </table:table-cell>
          <table:table-cell table:formula="of:=RIGHT([.B302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2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5" calcext:value-type="float">
            <text:p>6495</text:p>
          </table:table-cell>
          <table:table-cell office:value-type="string" calcext:value-type="string">
            <text:p>Hawaii_Assessment_Final_GIF/Hawaii_LandCarbon_Assessment.ssim.output/Scenario-6385/Spatial/It0000-Ts2013-tgap-7171.tif</text:p>
          </table:table-cell>
          <table:table-cell table:formula="of:=RIGHT([.B303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3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string" calcext:value-type="string">
            <text:p>Hawaii_Assessment_Final_GIF/Hawaii_LandCarbon_Assessment.ssim.output/Scenario-6385/Spatial/It0000-Ts2014-tgap-7171.tif</text:p>
          </table:table-cell>
          <table:table-cell table:formula="of:=RIGHT([.B304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4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string" calcext:value-type="string">
            <text:p>Hawaii_Assessment_Final_GIF/Hawaii_LandCarbon_Assessment.ssim.output/Scenario-6385/Spatial/It0000-Ts2015-tgap-7171.tif</text:p>
          </table:table-cell>
          <table:table-cell table:formula="of:=RIGHT([.B305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5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string" calcext:value-type="string">
            <text:p>Hawaii_Assessment_Final_GIF/Hawaii_LandCarbon_Assessment.ssim.output/Scenario-6385/Spatial/It0000-Ts2016-tgap-7171.tif</text:p>
          </table:table-cell>
          <table:table-cell table:formula="of:=RIGHT([.B306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6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7" calcext:value-type="float">
            <text:p>6527</text:p>
          </table:table-cell>
          <table:table-cell office:value-type="string" calcext:value-type="string">
            <text:p>Hawaii_Assessment_Final_GIF/Hawaii_LandCarbon_Assessment.ssim.output/Scenario-6385/Spatial/It0000-Ts2017-tgap-7171.tif</text:p>
          </table:table-cell>
          <table:table-cell table:formula="of:=RIGHT([.B307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7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string" calcext:value-type="string">
            <text:p>Hawaii_Assessment_Final_GIF/Hawaii_LandCarbon_Assessment.ssim.output/Scenario-6385/Spatial/It0000-Ts2018-tgap-7171.tif</text:p>
          </table:table-cell>
          <table:table-cell table:formula="of:=RIGHT([.B308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18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string" calcext:value-type="string">
            <text:p>Hawaii_Assessment_Final_GIF/Hawaii_LandCarbon_Assessment.ssim.output/Scenario-6385/Spatial/It0000-Ts2019-tgap-7171.tif</text:p>
          </table:table-cell>
          <table:table-cell table:formula="of:=RIGHT([.B309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9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string" calcext:value-type="string">
            <text:p>Hawaii_Assessment_Final_GIF/Hawaii_LandCarbon_Assessment.ssim.output/Scenario-6385/Spatial/It0000-Ts2020-tgap-7171.tif</text:p>
          </table:table-cell>
          <table:table-cell table:formula="of:=RIGHT([.B310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0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  <table:table-cell office:value-type="string" calcext:value-type="string">
            <text:p>Hawaii_Assessment_Final_GIF/Hawaii_LandCarbon_Assessment.ssim.output/Scenario-6385/Spatial/It0000-Ts2021-tgap-7171.tif</text:p>
          </table:table-cell>
          <table:table-cell table:formula="of:=RIGHT([.B311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1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string" calcext:value-type="string">
            <text:p>Hawaii_Assessment_Final_GIF/Hawaii_LandCarbon_Assessment.ssim.output/Scenario-6385/Spatial/It0000-Ts2022-tgap-7171.tif</text:p>
          </table:table-cell>
          <table:table-cell table:formula="of:=RIGHT([.B312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2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string" calcext:value-type="string">
            <text:p>Hawaii_Assessment_Final_GIF/Hawaii_LandCarbon_Assessment.ssim.output/Scenario-6385/Spatial/It0000-Ts2023-tgap-7171.tif</text:p>
          </table:table-cell>
          <table:table-cell table:formula="of:=RIGHT([.B313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3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string" calcext:value-type="string">
            <text:p>Hawaii_Assessment_Final_GIF/Hawaii_LandCarbon_Assessment.ssim.output/Scenario-6385/Spatial/It0000-Ts2024-tgap-7171.tif</text:p>
          </table:table-cell>
          <table:table-cell table:formula="of:=RIGHT([.B314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4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string" calcext:value-type="string">
            <text:p>Hawaii_Assessment_Final_GIF/Hawaii_LandCarbon_Assessment.ssim.output/Scenario-6385/Spatial/It0000-Ts2025-tgap-7171.tif</text:p>
          </table:table-cell>
          <table:table-cell table:formula="of:=RIGHT([.B315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5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string" calcext:value-type="string">
            <text:p>Hawaii_Assessment_Final_GIF/Hawaii_LandCarbon_Assessment.ssim.output/Scenario-6385/Spatial/It0000-Ts2026-tgap-7171.tif</text:p>
          </table:table-cell>
          <table:table-cell table:formula="of:=RIGHT([.B316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6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string" calcext:value-type="string">
            <text:p>Hawaii_Assessment_Final_GIF/Hawaii_LandCarbon_Assessment.ssim.output/Scenario-6385/Spatial/It0000-Ts2027-tgap-7171.tif</text:p>
          </table:table-cell>
          <table:table-cell table:formula="of:=RIGHT([.B317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7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string" calcext:value-type="string">
            <text:p>Hawaii_Assessment_Final_GIF/Hawaii_LandCarbon_Assessment.ssim.output/Scenario-6385/Spatial/It0000-Ts2028-tgap-7171.tif</text:p>
          </table:table-cell>
          <table:table-cell table:formula="of:=RIGHT([.B318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8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string" calcext:value-type="string">
            <text:p>Hawaii_Assessment_Final_GIF/Hawaii_LandCarbon_Assessment.ssim.output/Scenario-6385/Spatial/It0000-Ts2029-tgap-7171.tif</text:p>
          </table:table-cell>
          <table:table-cell table:formula="of:=RIGHT([.B319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9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string" calcext:value-type="string">
            <text:p>Hawaii_Assessment_Final_GIF/Hawaii_LandCarbon_Assessment.ssim.output/Scenario-6385/Spatial/It0000-Ts2030-tgap-7171.tif</text:p>
          </table:table-cell>
          <table:table-cell table:formula="of:=RIGHT([.B320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0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string" calcext:value-type="string">
            <text:p>Hawaii_Assessment_Final_GIF/Hawaii_LandCarbon_Assessment.ssim.output/Scenario-6385/Spatial/It0000-Ts2031-tgap-7171.tif</text:p>
          </table:table-cell>
          <table:table-cell table:formula="of:=RIGHT([.B321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1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string" calcext:value-type="string">
            <text:p>Hawaii_Assessment_Final_GIF/Hawaii_LandCarbon_Assessment.ssim.output/Scenario-6385/Spatial/It0000-Ts2032-tgap-7171.tif</text:p>
          </table:table-cell>
          <table:table-cell table:formula="of:=RIGHT([.B322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2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Hawaii_Assessment_Final_GIF/Hawaii_LandCarbon_Assessment.ssim.output/Scenario-6385/Spatial/It0000-Ts2033-tgap-7171.tif</text:p>
          </table:table-cell>
          <table:table-cell table:formula="of:=RIGHT([.B323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3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string" calcext:value-type="string">
            <text:p>Hawaii_Assessment_Final_GIF/Hawaii_LandCarbon_Assessment.ssim.output/Scenario-6385/Spatial/It0000-Ts2034-tgap-7171.tif</text:p>
          </table:table-cell>
          <table:table-cell table:formula="of:=RIGHT([.B324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4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1" calcext:value-type="float">
            <text:p>6671</text:p>
          </table:table-cell>
          <table:table-cell office:value-type="string" calcext:value-type="string">
            <text:p>Hawaii_Assessment_Final_GIF/Hawaii_LandCarbon_Assessment.ssim.output/Scenario-6385/Spatial/It0000-Ts2035-tgap-7171.tif</text:p>
          </table:table-cell>
          <table:table-cell table:formula="of:=RIGHT([.B325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5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9" calcext:value-type="float">
            <text:p>6679</text:p>
          </table:table-cell>
          <table:table-cell office:value-type="string" calcext:value-type="string">
            <text:p>Hawaii_Assessment_Final_GIF/Hawaii_LandCarbon_Assessment.ssim.output/Scenario-6385/Spatial/It0000-Ts2036-tgap-7171.tif</text:p>
          </table:table-cell>
          <table:table-cell table:formula="of:=RIGHT([.B326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6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7" calcext:value-type="float">
            <text:p>6687</text:p>
          </table:table-cell>
          <table:table-cell office:value-type="string" calcext:value-type="string">
            <text:p>Hawaii_Assessment_Final_GIF/Hawaii_LandCarbon_Assessment.ssim.output/Scenario-6385/Spatial/It0000-Ts2037-tgap-7171.tif</text:p>
          </table:table-cell>
          <table:table-cell table:formula="of:=RIGHT([.B327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7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string" calcext:value-type="string">
            <text:p>Hawaii_Assessment_Final_GIF/Hawaii_LandCarbon_Assessment.ssim.output/Scenario-6385/Spatial/It0000-Ts2038-tgap-7171.tif</text:p>
          </table:table-cell>
          <table:table-cell table:formula="of:=RIGHT([.B328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8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03" calcext:value-type="float">
            <text:p>6703</text:p>
          </table:table-cell>
          <table:table-cell office:value-type="string" calcext:value-type="string">
            <text:p>Hawaii_Assessment_Final_GIF/Hawaii_LandCarbon_Assessment.ssim.output/Scenario-6385/Spatial/It0000-Ts2039-tgap-7171.tif</text:p>
          </table:table-cell>
          <table:table-cell table:formula="of:=RIGHT([.B329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9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Hawaii_Assessment_Final_GIF/Hawaii_LandCarbon_Assessment.ssim.output/Scenario-6385/Spatial/It0000-Ts2040-tgap-7171.tif</text:p>
          </table:table-cell>
          <table:table-cell table:formula="of:=RIGHT([.B330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0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9" calcext:value-type="float">
            <text:p>6719</text:p>
          </table:table-cell>
          <table:table-cell office:value-type="string" calcext:value-type="string">
            <text:p>Hawaii_Assessment_Final_GIF/Hawaii_LandCarbon_Assessment.ssim.output/Scenario-6385/Spatial/It0000-Ts2041-tgap-7171.tif</text:p>
          </table:table-cell>
          <table:table-cell table:formula="of:=RIGHT([.B331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1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7" calcext:value-type="float">
            <text:p>6727</text:p>
          </table:table-cell>
          <table:table-cell office:value-type="string" calcext:value-type="string">
            <text:p>Hawaii_Assessment_Final_GIF/Hawaii_LandCarbon_Assessment.ssim.output/Scenario-6385/Spatial/It0000-Ts2042-tgap-7171.tif</text:p>
          </table:table-cell>
          <table:table-cell table:formula="of:=RIGHT([.B332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2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string" calcext:value-type="string">
            <text:p>Hawaii_Assessment_Final_GIF/Hawaii_LandCarbon_Assessment.ssim.output/Scenario-6385/Spatial/It0000-Ts2043-tgap-7171.tif</text:p>
          </table:table-cell>
          <table:table-cell table:formula="of:=RIGHT([.B333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3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43" calcext:value-type="float">
            <text:p>6743</text:p>
          </table:table-cell>
          <table:table-cell office:value-type="string" calcext:value-type="string">
            <text:p>Hawaii_Assessment_Final_GIF/Hawaii_LandCarbon_Assessment.ssim.output/Scenario-6385/Spatial/It0000-Ts2044-tgap-7171.tif</text:p>
          </table:table-cell>
          <table:table-cell table:formula="of:=RIGHT([.B334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4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1" calcext:value-type="float">
            <text:p>6751</text:p>
          </table:table-cell>
          <table:table-cell office:value-type="string" calcext:value-type="string">
            <text:p>Hawaii_Assessment_Final_GIF/Hawaii_LandCarbon_Assessment.ssim.output/Scenario-6385/Spatial/It0000-Ts2045-tgap-7171.tif</text:p>
          </table:table-cell>
          <table:table-cell table:formula="of:=RIGHT([.B335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45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9" calcext:value-type="float">
            <text:p>6759</text:p>
          </table:table-cell>
          <table:table-cell office:value-type="string" calcext:value-type="string">
            <text:p>Hawaii_Assessment_Final_GIF/Hawaii_LandCarbon_Assessment.ssim.output/Scenario-6385/Spatial/It0000-Ts2046-tgap-7171.tif</text:p>
          </table:table-cell>
          <table:table-cell table:formula="of:=RIGHT([.B336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6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7" calcext:value-type="float">
            <text:p>6767</text:p>
          </table:table-cell>
          <table:table-cell office:value-type="string" calcext:value-type="string">
            <text:p>Hawaii_Assessment_Final_GIF/Hawaii_LandCarbon_Assessment.ssim.output/Scenario-6385/Spatial/It0000-Ts2047-tgap-7171.tif</text:p>
          </table:table-cell>
          <table:table-cell table:formula="of:=RIGHT([.B337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7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75" calcext:value-type="float">
            <text:p>6775</text:p>
          </table:table-cell>
          <table:table-cell office:value-type="string" calcext:value-type="string">
            <text:p>Hawaii_Assessment_Final_GIF/Hawaii_LandCarbon_Assessment.ssim.output/Scenario-6385/Spatial/It0000-Ts2048-tgap-7171.tif</text:p>
          </table:table-cell>
          <table:table-cell table:formula="of:=RIGHT([.B338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8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83" calcext:value-type="float">
            <text:p>6783</text:p>
          </table:table-cell>
          <table:table-cell office:value-type="string" calcext:value-type="string">
            <text:p>Hawaii_Assessment_Final_GIF/Hawaii_LandCarbon_Assessment.ssim.output/Scenario-6385/Spatial/It0000-Ts2049-tgap-7171.tif</text:p>
          </table:table-cell>
          <table:table-cell table:formula="of:=RIGHT([.B339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9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1" calcext:value-type="float">
            <text:p>6791</text:p>
          </table:table-cell>
          <table:table-cell office:value-type="string" calcext:value-type="string">
            <text:p>Hawaii_Assessment_Final_GIF/Hawaii_LandCarbon_Assessment.ssim.output/Scenario-6385/Spatial/It0000-Ts2050-tgap-7171.tif</text:p>
          </table:table-cell>
          <table:table-cell table:formula="of:=RIGHT([.B340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0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string" calcext:value-type="string">
            <text:p>Hawaii_Assessment_Final_GIF/Hawaii_LandCarbon_Assessment.ssim.output/Scenario-6385/Spatial/It0000-Ts2051-tgap-7171.tif</text:p>
          </table:table-cell>
          <table:table-cell table:formula="of:=RIGHT([.B341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1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string" calcext:value-type="string">
            <text:p>Hawaii_Assessment_Final_GIF/Hawaii_LandCarbon_Assessment.ssim.output/Scenario-6385/Spatial/It0000-Ts2052-tgap-7171.tif</text:p>
          </table:table-cell>
          <table:table-cell table:formula="of:=RIGHT([.B342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2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string" calcext:value-type="string">
            <text:p>Hawaii_Assessment_Final_GIF/Hawaii_LandCarbon_Assessment.ssim.output/Scenario-6385/Spatial/It0000-Ts2053-tgap-7171.tif</text:p>
          </table:table-cell>
          <table:table-cell table:formula="of:=RIGHT([.B343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3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string" calcext:value-type="string">
            <text:p>Hawaii_Assessment_Final_GIF/Hawaii_LandCarbon_Assessment.ssim.output/Scenario-6385/Spatial/It0000-Ts2054-tgap-7171.tif</text:p>
          </table:table-cell>
          <table:table-cell table:formula="of:=RIGHT([.B344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4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string" calcext:value-type="string">
            <text:p>Hawaii_Assessment_Final_GIF/Hawaii_LandCarbon_Assessment.ssim.output/Scenario-6385/Spatial/It0000-Ts2055-tgap-7171.tif</text:p>
          </table:table-cell>
          <table:table-cell table:formula="of:=RIGHT([.B345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5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string" calcext:value-type="string">
            <text:p>Hawaii_Assessment_Final_GIF/Hawaii_LandCarbon_Assessment.ssim.output/Scenario-6385/Spatial/It0000-Ts2056-tgap-7171.tif</text:p>
          </table:table-cell>
          <table:table-cell table:formula="of:=RIGHT([.B346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6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7" calcext:value-type="float">
            <text:p>6847</text:p>
          </table:table-cell>
          <table:table-cell office:value-type="string" calcext:value-type="string">
            <text:p>Hawaii_Assessment_Final_GIF/Hawaii_LandCarbon_Assessment.ssim.output/Scenario-6385/Spatial/It0000-Ts2057-tgap-7171.tif</text:p>
          </table:table-cell>
          <table:table-cell table:formula="of:=RIGHT([.B347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7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5" calcext:value-type="float">
            <text:p>6855</text:p>
          </table:table-cell>
          <table:table-cell office:value-type="string" calcext:value-type="string">
            <text:p>Hawaii_Assessment_Final_GIF/Hawaii_LandCarbon_Assessment.ssim.output/Scenario-6385/Spatial/It0000-Ts2058-tgap-7171.tif</text:p>
          </table:table-cell>
          <table:table-cell table:formula="of:=RIGHT([.B348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8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3" calcext:value-type="float">
            <text:p>6863</text:p>
          </table:table-cell>
          <table:table-cell office:value-type="string" calcext:value-type="string">
            <text:p>Hawaii_Assessment_Final_GIF/Hawaii_LandCarbon_Assessment.ssim.output/Scenario-6385/Spatial/It0000-Ts2059-tgap-7171.tif</text:p>
          </table:table-cell>
          <table:table-cell table:formula="of:=RIGHT([.B349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59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1" calcext:value-type="float">
            <text:p>6871</text:p>
          </table:table-cell>
          <table:table-cell office:value-type="string" calcext:value-type="string">
            <text:p>Hawaii_Assessment_Final_GIF/Hawaii_LandCarbon_Assessment.ssim.output/Scenario-6385/Spatial/It0000-Ts2060-tgap-7171.tif</text:p>
          </table:table-cell>
          <table:table-cell table:formula="of:=RIGHT([.B350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60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9" calcext:value-type="float">
            <text:p>6879</text:p>
          </table:table-cell>
          <table:table-cell office:value-type="string" calcext:value-type="string">
            <text:p>Hawaii_Assessment_Final_GIF/Hawaii_LandCarbon_Assessment.ssim.output/Scenario-6385/Spatial/It0000-Ts2061-tgap-7171.tif</text:p>
          </table:table-cell>
          <table:table-cell table:formula="of:=RIGHT([.B351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61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string" calcext:value-type="string">
            <text:p>Hawaii_Assessment_Final_GIF/Hawaii_LandCarbon_Assessment.ssim.output/Scenario-6385/Spatial/It0000-Ts2012-tgap-7182.tif</text:p>
          </table:table-cell>
          <table:table-cell table:formula="of:=RIGHT([.B352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12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6" calcext:value-type="float">
            <text:p>6496</text:p>
          </table:table-cell>
          <table:table-cell office:value-type="string" calcext:value-type="string">
            <text:p>Hawaii_Assessment_Final_GIF/Hawaii_LandCarbon_Assessment.ssim.output/Scenario-6385/Spatial/It0000-Ts2013-tgap-7182.tif</text:p>
          </table:table-cell>
          <table:table-cell table:formula="of:=RIGHT([.B353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3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string" calcext:value-type="string">
            <text:p>Hawaii_Assessment_Final_GIF/Hawaii_LandCarbon_Assessment.ssim.output/Scenario-6385/Spatial/It0000-Ts2014-tgap-7182.tif</text:p>
          </table:table-cell>
          <table:table-cell table:formula="of:=RIGHT([.B354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4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string" calcext:value-type="string">
            <text:p>Hawaii_Assessment_Final_GIF/Hawaii_LandCarbon_Assessment.ssim.output/Scenario-6385/Spatial/It0000-Ts2015-tgap-7182.tif</text:p>
          </table:table-cell>
          <table:table-cell table:formula="of:=RIGHT([.B355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5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string" calcext:value-type="string">
            <text:p>Hawaii_Assessment_Final_GIF/Hawaii_LandCarbon_Assessment.ssim.output/Scenario-6385/Spatial/It0000-Ts2016-tgap-7182.tif</text:p>
          </table:table-cell>
          <table:table-cell table:formula="of:=RIGHT([.B356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6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string" calcext:value-type="string">
            <text:p>Hawaii_Assessment_Final_GIF/Hawaii_LandCarbon_Assessment.ssim.output/Scenario-6385/Spatial/It0000-Ts2017-tgap-7182.tif</text:p>
          </table:table-cell>
          <table:table-cell table:formula="of:=RIGHT([.B357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7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36" calcext:value-type="float">
            <text:p>6536</text:p>
          </table:table-cell>
          <table:table-cell office:value-type="string" calcext:value-type="string">
            <text:p>Hawaii_Assessment_Final_GIF/Hawaii_LandCarbon_Assessment.ssim.output/Scenario-6385/Spatial/It0000-Ts2018-tgap-7182.tif</text:p>
          </table:table-cell>
          <table:table-cell table:formula="of:=RIGHT([.B358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8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string" calcext:value-type="string">
            <text:p>Hawaii_Assessment_Final_GIF/Hawaii_LandCarbon_Assessment.ssim.output/Scenario-6385/Spatial/It0000-Ts2019-tgap-7182.tif</text:p>
          </table:table-cell>
          <table:table-cell table:formula="of:=RIGHT([.B359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19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2" calcext:value-type="float">
            <text:p>6552</text:p>
          </table:table-cell>
          <table:table-cell office:value-type="string" calcext:value-type="string">
            <text:p>Hawaii_Assessment_Final_GIF/Hawaii_LandCarbon_Assessment.ssim.output/Scenario-6385/Spatial/It0000-Ts2020-tgap-7182.tif</text:p>
          </table:table-cell>
          <table:table-cell table:formula="of:=RIGHT([.B360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0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string" calcext:value-type="string">
            <text:p>Hawaii_Assessment_Final_GIF/Hawaii_LandCarbon_Assessment.ssim.output/Scenario-6385/Spatial/It0000-Ts2021-tgap-7182.tif</text:p>
          </table:table-cell>
          <table:table-cell table:formula="of:=RIGHT([.B361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1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8" calcext:value-type="float">
            <text:p>6568</text:p>
          </table:table-cell>
          <table:table-cell office:value-type="string" calcext:value-type="string">
            <text:p>Hawaii_Assessment_Final_GIF/Hawaii_LandCarbon_Assessment.ssim.output/Scenario-6385/Spatial/It0000-Ts2022-tgap-7182.tif</text:p>
          </table:table-cell>
          <table:table-cell table:formula="of:=RIGHT([.B362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2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76" calcext:value-type="float">
            <text:p>6576</text:p>
          </table:table-cell>
          <table:table-cell office:value-type="string" calcext:value-type="string">
            <text:p>Hawaii_Assessment_Final_GIF/Hawaii_LandCarbon_Assessment.ssim.output/Scenario-6385/Spatial/It0000-Ts2023-tgap-7182.tif</text:p>
          </table:table-cell>
          <table:table-cell table:formula="of:=RIGHT([.B363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3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string" calcext:value-type="string">
            <text:p>Hawaii_Assessment_Final_GIF/Hawaii_LandCarbon_Assessment.ssim.output/Scenario-6385/Spatial/It0000-Ts2024-tgap-7182.tif</text:p>
          </table:table-cell>
          <table:table-cell table:formula="of:=RIGHT([.B364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4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string" calcext:value-type="string">
            <text:p>Hawaii_Assessment_Final_GIF/Hawaii_LandCarbon_Assessment.ssim.output/Scenario-6385/Spatial/It0000-Ts2025-tgap-7182.tif</text:p>
          </table:table-cell>
          <table:table-cell table:formula="of:=RIGHT([.B365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5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string" calcext:value-type="string">
            <text:p>Hawaii_Assessment_Final_GIF/Hawaii_LandCarbon_Assessment.ssim.output/Scenario-6385/Spatial/It0000-Ts2026-tgap-7182.tif</text:p>
          </table:table-cell>
          <table:table-cell table:formula="of:=RIGHT([.B366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6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8" calcext:value-type="float">
            <text:p>6608</text:p>
          </table:table-cell>
          <table:table-cell office:value-type="string" calcext:value-type="string">
            <text:p>Hawaii_Assessment_Final_GIF/Hawaii_LandCarbon_Assessment.ssim.output/Scenario-6385/Spatial/It0000-Ts2027-tgap-7182.tif</text:p>
          </table:table-cell>
          <table:table-cell table:formula="of:=RIGHT([.B367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7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string" calcext:value-type="string">
            <text:p>Hawaii_Assessment_Final_GIF/Hawaii_LandCarbon_Assessment.ssim.output/Scenario-6385/Spatial/It0000-Ts2028-tgap-7182.tif</text:p>
          </table:table-cell>
          <table:table-cell table:formula="of:=RIGHT([.B368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8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string" calcext:value-type="string">
            <text:p>Hawaii_Assessment_Final_GIF/Hawaii_LandCarbon_Assessment.ssim.output/Scenario-6385/Spatial/It0000-Ts2029-tgap-7182.tif</text:p>
          </table:table-cell>
          <table:table-cell table:formula="of:=RIGHT([.B369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9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string" calcext:value-type="string">
            <text:p>Hawaii_Assessment_Final_GIF/Hawaii_LandCarbon_Assessment.ssim.output/Scenario-6385/Spatial/It0000-Ts2030-tgap-7182.tif</text:p>
          </table:table-cell>
          <table:table-cell table:formula="of:=RIGHT([.B370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0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string" calcext:value-type="string">
            <text:p>Hawaii_Assessment_Final_GIF/Hawaii_LandCarbon_Assessment.ssim.output/Scenario-6385/Spatial/It0000-Ts2031-tgap-7182.tif</text:p>
          </table:table-cell>
          <table:table-cell table:formula="of:=RIGHT([.B371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1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string" calcext:value-type="string">
            <text:p>Hawaii_Assessment_Final_GIF/Hawaii_LandCarbon_Assessment.ssim.output/Scenario-6385/Spatial/It0000-Ts2032-tgap-7182.tif</text:p>
          </table:table-cell>
          <table:table-cell table:formula="of:=RIGHT([.B372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2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string" calcext:value-type="string">
            <text:p>Hawaii_Assessment_Final_GIF/Hawaii_LandCarbon_Assessment.ssim.output/Scenario-6385/Spatial/It0000-Ts2033-tgap-7182.tif</text:p>
          </table:table-cell>
          <table:table-cell table:formula="of:=RIGHT([.B373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3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string" calcext:value-type="string">
            <text:p>Hawaii_Assessment_Final_GIF/Hawaii_LandCarbon_Assessment.ssim.output/Scenario-6385/Spatial/It0000-Ts2034-tgap-7182.tif</text:p>
          </table:table-cell>
          <table:table-cell table:formula="of:=RIGHT([.B374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4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string" calcext:value-type="string">
            <text:p>Hawaii_Assessment_Final_GIF/Hawaii_LandCarbon_Assessment.ssim.output/Scenario-6385/Spatial/It0000-Ts2035-tgap-7182.tif</text:p>
          </table:table-cell>
          <table:table-cell table:formula="of:=RIGHT([.B375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5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string" calcext:value-type="string">
            <text:p>Hawaii_Assessment_Final_GIF/Hawaii_LandCarbon_Assessment.ssim.output/Scenario-6385/Spatial/It0000-Ts2036-tgap-7182.tif</text:p>
          </table:table-cell>
          <table:table-cell table:formula="of:=RIGHT([.B376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6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8" calcext:value-type="float">
            <text:p>6688</text:p>
          </table:table-cell>
          <table:table-cell office:value-type="string" calcext:value-type="string">
            <text:p>Hawaii_Assessment_Final_GIF/Hawaii_LandCarbon_Assessment.ssim.output/Scenario-6385/Spatial/It0000-Ts2037-tgap-7182.tif</text:p>
          </table:table-cell>
          <table:table-cell table:formula="of:=RIGHT([.B377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7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string" calcext:value-type="string">
            <text:p>Hawaii_Assessment_Final_GIF/Hawaii_LandCarbon_Assessment.ssim.output/Scenario-6385/Spatial/It0000-Ts2038-tgap-7182.tif</text:p>
          </table:table-cell>
          <table:table-cell table:formula="of:=RIGHT([.B378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8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04" calcext:value-type="float">
            <text:p>6704</text:p>
          </table:table-cell>
          <table:table-cell office:value-type="string" calcext:value-type="string">
            <text:p>Hawaii_Assessment_Final_GIF/Hawaii_LandCarbon_Assessment.ssim.output/Scenario-6385/Spatial/It0000-Ts2039-tgap-7182.tif</text:p>
          </table:table-cell>
          <table:table-cell table:formula="of:=RIGHT([.B379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9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2" calcext:value-type="float">
            <text:p>6712</text:p>
          </table:table-cell>
          <table:table-cell office:value-type="string" calcext:value-type="string">
            <text:p>Hawaii_Assessment_Final_GIF/Hawaii_LandCarbon_Assessment.ssim.output/Scenario-6385/Spatial/It0000-Ts2040-tgap-7182.tif</text:p>
          </table:table-cell>
          <table:table-cell table:formula="of:=RIGHT([.B380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0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Hawaii_Assessment_Final_GIF/Hawaii_LandCarbon_Assessment.ssim.output/Scenario-6385/Spatial/It0000-Ts2041-tgap-7182.tif</text:p>
          </table:table-cell>
          <table:table-cell table:formula="of:=RIGHT([.B381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1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string" calcext:value-type="string">
            <text:p>Hawaii_Assessment_Final_GIF/Hawaii_LandCarbon_Assessment.ssim.output/Scenario-6385/Spatial/It0000-Ts2042-tgap-7182.tif</text:p>
          </table:table-cell>
          <table:table-cell table:formula="of:=RIGHT([.B382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42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36" calcext:value-type="float">
            <text:p>6736</text:p>
          </table:table-cell>
          <table:table-cell office:value-type="string" calcext:value-type="string">
            <text:p>Hawaii_Assessment_Final_GIF/Hawaii_LandCarbon_Assessment.ssim.output/Scenario-6385/Spatial/It0000-Ts2043-tgap-7182.tif</text:p>
          </table:table-cell>
          <table:table-cell table:formula="of:=RIGHT([.B383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3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string" calcext:value-type="string">
            <text:p>Hawaii_Assessment_Final_GIF/Hawaii_LandCarbon_Assessment.ssim.output/Scenario-6385/Spatial/It0000-Ts2044-tgap-7182.tif</text:p>
          </table:table-cell>
          <table:table-cell table:formula="of:=RIGHT([.B384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4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2" calcext:value-type="float">
            <text:p>6752</text:p>
          </table:table-cell>
          <table:table-cell office:value-type="string" calcext:value-type="string">
            <text:p>Hawaii_Assessment_Final_GIF/Hawaii_LandCarbon_Assessment.ssim.output/Scenario-6385/Spatial/It0000-Ts2045-tgap-7182.tif</text:p>
          </table:table-cell>
          <table:table-cell table:formula="of:=RIGHT([.B385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5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string" calcext:value-type="string">
            <text:p>Hawaii_Assessment_Final_GIF/Hawaii_LandCarbon_Assessment.ssim.output/Scenario-6385/Spatial/It0000-Ts2046-tgap-7182.tif</text:p>
          </table:table-cell>
          <table:table-cell table:formula="of:=RIGHT([.B386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6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8" calcext:value-type="float">
            <text:p>6768</text:p>
          </table:table-cell>
          <table:table-cell office:value-type="string" calcext:value-type="string">
            <text:p>Hawaii_Assessment_Final_GIF/Hawaii_LandCarbon_Assessment.ssim.output/Scenario-6385/Spatial/It0000-Ts2047-tgap-7182.tif</text:p>
          </table:table-cell>
          <table:table-cell table:formula="of:=RIGHT([.B387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47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76" calcext:value-type="float">
            <text:p>6776</text:p>
          </table:table-cell>
          <table:table-cell office:value-type="string" calcext:value-type="string">
            <text:p>Hawaii_Assessment_Final_GIF/Hawaii_LandCarbon_Assessment.ssim.output/Scenario-6385/Spatial/It0000-Ts2048-tgap-7182.tif</text:p>
          </table:table-cell>
          <table:table-cell table:formula="of:=RIGHT([.B388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48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84" calcext:value-type="float">
            <text:p>6784</text:p>
          </table:table-cell>
          <table:table-cell office:value-type="string" calcext:value-type="string">
            <text:p>Hawaii_Assessment_Final_GIF/Hawaii_LandCarbon_Assessment.ssim.output/Scenario-6385/Spatial/It0000-Ts2049-tgap-7182.tif</text:p>
          </table:table-cell>
          <table:table-cell table:formula="of:=RIGHT([.B389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9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2" calcext:value-type="float">
            <text:p>6792</text:p>
          </table:table-cell>
          <table:table-cell office:value-type="string" calcext:value-type="string">
            <text:p>Hawaii_Assessment_Final_GIF/Hawaii_LandCarbon_Assessment.ssim.output/Scenario-6385/Spatial/It0000-Ts2050-tgap-7182.tif</text:p>
          </table:table-cell>
          <table:table-cell table:formula="of:=RIGHT([.B390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0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string" calcext:value-type="string">
            <text:p>Hawaii_Assessment_Final_GIF/Hawaii_LandCarbon_Assessment.ssim.output/Scenario-6385/Spatial/It0000-Ts2051-tgap-7182.tif</text:p>
          </table:table-cell>
          <table:table-cell table:formula="of:=RIGHT([.B391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1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string" calcext:value-type="string">
            <text:p>Hawaii_Assessment_Final_GIF/Hawaii_LandCarbon_Assessment.ssim.output/Scenario-6385/Spatial/It0000-Ts2052-tgap-7182.tif</text:p>
          </table:table-cell>
          <table:table-cell table:formula="of:=RIGHT([.B392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2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16" calcext:value-type="float">
            <text:p>6816</text:p>
          </table:table-cell>
          <table:table-cell office:value-type="string" calcext:value-type="string">
            <text:p>Hawaii_Assessment_Final_GIF/Hawaii_LandCarbon_Assessment.ssim.output/Scenario-6385/Spatial/It0000-Ts2053-tgap-7182.tif</text:p>
          </table:table-cell>
          <table:table-cell table:formula="of:=RIGHT([.B393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3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24" calcext:value-type="float">
            <text:p>6824</text:p>
          </table:table-cell>
          <table:table-cell office:value-type="string" calcext:value-type="string">
            <text:p>Hawaii_Assessment_Final_GIF/Hawaii_LandCarbon_Assessment.ssim.output/Scenario-6385/Spatial/It0000-Ts2054-tgap-7182.tif</text:p>
          </table:table-cell>
          <table:table-cell table:formula="of:=RIGHT([.B394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4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string" calcext:value-type="string">
            <text:p>Hawaii_Assessment_Final_GIF/Hawaii_LandCarbon_Assessment.ssim.output/Scenario-6385/Spatial/It0000-Ts2055-tgap-7182.tif</text:p>
          </table:table-cell>
          <table:table-cell table:formula="of:=RIGHT([.B395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5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string" calcext:value-type="string">
            <text:p>Hawaii_Assessment_Final_GIF/Hawaii_LandCarbon_Assessment.ssim.output/Scenario-6385/Spatial/It0000-Ts2056-tgap-7182.tif</text:p>
          </table:table-cell>
          <table:table-cell table:formula="of:=RIGHT([.B396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6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8" calcext:value-type="float">
            <text:p>6848</text:p>
          </table:table-cell>
          <table:table-cell office:value-type="string" calcext:value-type="string">
            <text:p>Hawaii_Assessment_Final_GIF/Hawaii_LandCarbon_Assessment.ssim.output/Scenario-6385/Spatial/It0000-Ts2057-tgap-7182.tif</text:p>
          </table:table-cell>
          <table:table-cell table:formula="of:=RIGHT([.B397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7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6" calcext:value-type="float">
            <text:p>6856</text:p>
          </table:table-cell>
          <table:table-cell office:value-type="string" calcext:value-type="string">
            <text:p>Hawaii_Assessment_Final_GIF/Hawaii_LandCarbon_Assessment.ssim.output/Scenario-6385/Spatial/It0000-Ts2058-tgap-7182.tif</text:p>
          </table:table-cell>
          <table:table-cell table:formula="of:=RIGHT([.B398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8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4" calcext:value-type="float">
            <text:p>6864</text:p>
          </table:table-cell>
          <table:table-cell office:value-type="string" calcext:value-type="string">
            <text:p>Hawaii_Assessment_Final_GIF/Hawaii_LandCarbon_Assessment.ssim.output/Scenario-6385/Spatial/It0000-Ts2059-tgap-7182.tif</text:p>
          </table:table-cell>
          <table:table-cell table:formula="of:=RIGHT([.B399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9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2" calcext:value-type="float">
            <text:p>6872</text:p>
          </table:table-cell>
          <table:table-cell office:value-type="string" calcext:value-type="string">
            <text:p>Hawaii_Assessment_Final_GIF/Hawaii_LandCarbon_Assessment.ssim.output/Scenario-6385/Spatial/It0000-Ts2060-tgap-7182.tif</text:p>
          </table:table-cell>
          <table:table-cell table:formula="of:=RIGHT([.B400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60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string" calcext:value-type="string">
            <text:p>Hawaii_Assessment_Final_GIF/Hawaii_LandCarbon_Assessment.ssim.output/Scenario-6385/Spatial/It0000-Ts2061-tgap-7182.tif</text:p>
          </table:table-cell>
          <table:table-cell table:formula="of:=RIGHT([.B401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61-tgap7182</text:p>
          </table:table-cell>
          <table:table-cell office:value-type="string" calcext:value-type="string">
            <text:p>NULL</text:p>
          </table:table-cell>
        </table:table-row>
      </table:table>
      <table:named-expressions/>
      <table:database-ranges>
        <table:database-range table:name="__Anonymous_Sheet_DB__0" table:target-range-address="Urbanization.A1:Urbanization.G51">
          <table:sort>
            <table:sort-by table:field-number="4" table:data-type="automatic"/>
          </table:sort>
        </table:database-range>
        <table:database-range table:name="__Anonymous_Sheet_DB__1" table:target-range-address="tgap.A1:tgap.G40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4T16:51:19.521246515</dc:date>
    <meta:editing-duration>PT7M34S</meta:editing-duration>
    <meta:editing-cycles>1</meta:editing-cycles>
    <meta:generator>LibreOffice/5.1.6.2$Linux_X86_64 LibreOffice_project/10m0$Build-2</meta:generator>
    <meta:document-statistic meta:table-count="2" meta:cell-count="3164" meta:object-count="0"/>
  </office:meta>
</office:document-meta>
</file>